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1652777777778cm" style:use-optimal-column-width="true"/>
    </style:style>
    <style:style style:name="co3" style:family="table-column">
      <style:table-column-properties fo:break-before="auto" style:column-width="2.73402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art1" table:style-name="ta1">
        <table:shapes>
          <draw:frame draw:z-index="1" draw:id="id0" draw:style-name="a0" draw:name="Chart 1" svg:x="0in" svg:y="0in" svg:width="10.17025in" svg:height="6.6420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Chart2" table:style-name="ta1">
        <table:shapes>
          <draw:frame draw:z-index="1" draw:id="id1" draw:style-name="a1" draw:name="Chart 1" svg:x="0in" svg:y="0in" svg:width="10.17025in" svg:height="6.6420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entropy_output_C" table:style-name="ta2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0 - 663000</text:p>
          </table:table-cell>
          <table:table-cell office:value-type="float" office:value="3.8489837580000001" table:style-name="ce1">
            <text:p>3.848983758</text:p>
          </table:table-cell>
          <table:table-cell table:number-columns-repeated="4" table:style-name="ce1"/>
          <table:table-cell office:value-type="string" table:style-name="ce1">
            <text:p>No of Characters<text:s/></text:p>
          </table:table-cell>
          <table:table-cell office:value-type="string" table:style-name="ce1">
            <text:p>Entropy</text:p>
          </table:table-cell>
          <table:table-cell office:value-type="string" table:style-name="ce1">
            <text:p>mean</text:p>
          </table:table-cell>
          <table:table-cell office:value-type="string" table:style-name="ce1">
            <text:p>variance</text:p>
          </table:table-cell>
          <table:table-cell office:value-type="string" table:style-name="ce1">
            <text:p>variance squar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326000</text:p>
          </table:table-cell>
          <table:table-cell office:value-type="float" office:value="3.7846805379999999" table:style-name="ce1">
            <text:p>3.784680538</text:p>
          </table:table-cell>
          <table:table-cell table:number-columns-repeated="4" table:style-name="ce1"/>
          <table:table-cell office:value-type="float" office:value="663000" table:style-name="ce1">
            <text:p>663000</text:p>
          </table:table-cell>
          <table:table-cell office:value-type="float" office:value="3.8489837580000001" table:style-name="ce1">
            <text:p>3.848983758</text:p>
          </table:table-cell>
          <table:table-cell office:value-type="float" office:value="3.7793637942399996" table:formula="of:=SUM([.H2:.H101])/100" table:style-name="ce1">
            <text:p>3.779363794</text:p>
          </table:table-cell>
          <table:table-cell office:value-type="float" office:value="6.9619963760000569E-2" table:formula="of:=[.H2]-[.I2]" table:style-name="ce1">
            <text:p>0.069619964</text:p>
          </table:table-cell>
          <table:table-cell office:value-type="float" office:value="4.8469393539437924E-3" table:formula="of:=[.J2]^2" table:style-name="ce1">
            <text:p>0.0048469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989000</text:p>
          </table:table-cell>
          <table:table-cell office:value-type="float" office:value="3.7258395439999998" table:style-name="ce1">
            <text:p>3.725839544</text:p>
          </table:table-cell>
          <table:table-cell table:number-columns-repeated="4" table:style-name="ce1"/>
          <table:table-cell office:value-type="float" office:value="1326000" table:style-name="ce1">
            <text:p>1326000</text:p>
          </table:table-cell>
          <table:table-cell office:value-type="float" office:value="3.7846805379999999" table:style-name="ce1">
            <text:p>3.784680538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5.3167437600003531E-3" table:formula="of:=[.H3]-[.I3]" table:style-name="ce1">
            <text:p>0.005316744</text:p>
          </table:table-cell>
          <table:table-cell office:value-type="float" office:value="2.8267764209502692E-5" table:formula="of:=[.J3]^2" table:style-name="ce1">
            <text:p>2.82678E-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652000</text:p>
          </table:table-cell>
          <table:table-cell office:value-type="float" office:value="3.7504082670000001" table:style-name="ce1">
            <text:p>3.750408267</text:p>
          </table:table-cell>
          <table:table-cell table:number-columns-repeated="4" table:style-name="ce1"/>
          <table:table-cell office:value-type="float" office:value="1989000" table:style-name="ce1">
            <text:p>1989000</text:p>
          </table:table-cell>
          <table:table-cell office:value-type="float" office:value="3.7258395439999998" table:style-name="ce1">
            <text:p>3.725839544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5.3524250239999738E-2" table:formula="of:=[.H4]-[.I4]" table:style-name="ce1">
            <text:p>-0.05352425</text:p>
          </table:table-cell>
          <table:table-cell office:value-type="float" office:value="2.8648453637541119E-3" table:formula="of:=[.J4]^2" table:style-name="ce1">
            <text:p>0.0028648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315000</text:p>
          </table:table-cell>
          <table:table-cell office:value-type="float" office:value="3.7115623530000001" table:style-name="ce1">
            <text:p>3.711562353</text:p>
          </table:table-cell>
          <table:table-cell table:number-columns-repeated="4" table:style-name="ce1"/>
          <table:table-cell office:value-type="float" office:value="2652000" table:style-name="ce1">
            <text:p>2652000</text:p>
          </table:table-cell>
          <table:table-cell office:value-type="float" office:value="3.7504082670000001" table:style-name="ce1">
            <text:p>3.750408267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2.8955527239999501E-2" table:formula="of:=[.H5]-[.I5]" table:style-name="ce1">
            <text:p>-0.028955527</text:p>
          </table:table-cell>
          <table:table-cell office:value-type="float" office:value="8.3842255774635313E-4" table:formula="of:=[.J5]^2" table:style-name="ce1">
            <text:p>0.00083842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978000</text:p>
          </table:table-cell>
          <table:table-cell office:value-type="float" office:value="3.7327050349999999" table:style-name="ce1">
            <text:p>3.732705035</text:p>
          </table:table-cell>
          <table:table-cell table:number-columns-repeated="4" table:style-name="ce1"/>
          <table:table-cell office:value-type="float" office:value="3315000" table:style-name="ce1">
            <text:p>3315000</text:p>
          </table:table-cell>
          <table:table-cell office:value-type="float" office:value="3.7115623530000001" table:style-name="ce1">
            <text:p>3.711562353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6.7801441239999427E-2" table:formula="of:=[.H6]-[.I6]" table:style-name="ce1">
            <text:p>-0.067801441</text:p>
          </table:table-cell>
          <table:table-cell office:value-type="float" office:value="4.597035434221095E-3" table:formula="of:=[.J6]^2" table:style-name="ce1">
            <text:p>0.0045970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641000</text:p>
          </table:table-cell>
          <table:table-cell office:value-type="float" office:value="3.7290367729999998" table:style-name="ce1">
            <text:p>3.729036773</text:p>
          </table:table-cell>
          <table:table-cell table:number-columns-repeated="4" table:style-name="ce1"/>
          <table:table-cell office:value-type="float" office:value="3978000" table:style-name="ce1">
            <text:p>3978000</text:p>
          </table:table-cell>
          <table:table-cell office:value-type="float" office:value="3.7327050349999999" table:style-name="ce1">
            <text:p>3.732705035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4.6658759239999625E-2" table:formula="of:=[.H7]-[.I7]" table:style-name="ce1">
            <text:p>-0.046658759</text:p>
          </table:table-cell>
          <table:table-cell office:value-type="float" office:value="2.1770398138162505E-3" table:formula="of:=[.J7]^2" table:style-name="ce1">
            <text:p>0.002177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304000</text:p>
          </table:table-cell>
          <table:table-cell office:value-type="float" office:value="3.7249324019999999" table:style-name="ce1">
            <text:p>3.724932402</text:p>
          </table:table-cell>
          <table:table-cell table:number-columns-repeated="4" table:style-name="ce1"/>
          <table:table-cell office:value-type="float" office:value="4641000" table:style-name="ce1">
            <text:p>4641000</text:p>
          </table:table-cell>
          <table:table-cell office:value-type="float" office:value="3.7290367729999998" table:style-name="ce1">
            <text:p>3.729036773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5.032702123999977E-2" table:formula="of:=[.H8]-[.I8]" table:style-name="ce1">
            <text:p>-0.050327021</text:p>
          </table:table-cell>
          <table:table-cell office:value-type="float" office:value="2.5328090668913878E-3" table:formula="of:=[.J8]^2" table:style-name="ce1">
            <text:p>0.00253280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967000</text:p>
          </table:table-cell>
          <table:table-cell office:value-type="float" office:value="3.7243287230000002" table:style-name="ce1">
            <text:p>3.724328723</text:p>
          </table:table-cell>
          <table:table-cell table:number-columns-repeated="4" table:style-name="ce1"/>
          <table:table-cell office:value-type="float" office:value="5304000" table:style-name="ce1">
            <text:p>5304000</text:p>
          </table:table-cell>
          <table:table-cell office:value-type="float" office:value="3.7249324019999999" table:style-name="ce1">
            <text:p>3.724932402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5.443139223999971E-2" table:formula="of:=[.H9]-[.I9]" table:style-name="ce1">
            <text:p>-0.054431392</text:p>
          </table:table-cell>
          <table:table-cell office:value-type="float" office:value="2.9627764611847005E-3" table:formula="of:=[.J9]^2" table:style-name="ce1">
            <text:p>0.0029627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6630000</text:p>
          </table:table-cell>
          <table:table-cell office:value-type="float" office:value="3.7195041839999998" table:style-name="ce1">
            <text:p>3.719504184</text:p>
          </table:table-cell>
          <table:table-cell table:number-columns-repeated="4" table:style-name="ce1"/>
          <table:table-cell office:value-type="float" office:value="5967000" table:style-name="ce1">
            <text:p>5967000</text:p>
          </table:table-cell>
          <table:table-cell office:value-type="float" office:value="3.7243287230000002" table:style-name="ce1">
            <text:p>3.724328723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5.50350712399994E-2" table:formula="of:=[.H10]-[.I10]" table:style-name="ce1">
            <text:p>-0.055035071</text:p>
          </table:table-cell>
          <table:table-cell office:value-type="float" office:value="3.0288590663918092E-3" table:formula="of:=[.J10]^2" table:style-name="ce1">
            <text:p>0.0030288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7293000</text:p>
          </table:table-cell>
          <table:table-cell office:value-type="float" office:value="3.7295169549999998" table:style-name="ce1">
            <text:p>3.729516955</text:p>
          </table:table-cell>
          <table:table-cell table:number-columns-repeated="4" table:style-name="ce1"/>
          <table:table-cell office:value-type="float" office:value="6630000" table:style-name="ce1">
            <text:p>6630000</text:p>
          </table:table-cell>
          <table:table-cell office:value-type="float" office:value="3.7195041839999998" table:style-name="ce1">
            <text:p>3.719504184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5.985961023999975E-2" table:formula="of:=[.H11]-[.I11]" table:style-name="ce1">
            <text:p>-0.05985961</text:p>
          </table:table-cell>
          <table:table-cell office:value-type="float" office:value="3.5831729380846828E-3" table:formula="of:=[.J11]^2" table:style-name="ce1">
            <text:p>0.0035831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7956000</text:p>
          </table:table-cell>
          <table:table-cell office:value-type="float" office:value="3.7428340210000002" table:style-name="ce1">
            <text:p>3.742834021</text:p>
          </table:table-cell>
          <table:table-cell table:number-columns-repeated="4" table:style-name="ce1"/>
          <table:table-cell office:value-type="float" office:value="7293000" table:style-name="ce1">
            <text:p>7293000</text:p>
          </table:table-cell>
          <table:table-cell office:value-type="float" office:value="3.7295169549999998" table:style-name="ce1">
            <text:p>3.729516955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4.9846839239999774E-2" table:formula="of:=[.H12]-[.I12]" table:style-name="ce1">
            <text:p>-0.049846839</text:p>
          </table:table-cell>
          <table:table-cell office:value-type="float" office:value="2.4847073822183811E-3" table:formula="of:=[.J12]^2" table:style-name="ce1">
            <text:p>0.0024847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8619000</text:p>
          </table:table-cell>
          <table:table-cell office:value-type="float" office:value="3.7419816350000001" table:style-name="ce1">
            <text:p>3.741981635</text:p>
          </table:table-cell>
          <table:table-cell table:number-columns-repeated="4" table:style-name="ce1"/>
          <table:table-cell office:value-type="float" office:value="7956000" table:style-name="ce1">
            <text:p>7956000</text:p>
          </table:table-cell>
          <table:table-cell office:value-type="float" office:value="3.7428340210000002" table:style-name="ce1">
            <text:p>3.74283402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3.6529773239999397E-2" table:formula="of:=[.H13]-[.I13]" table:style-name="ce1">
            <text:p>-0.036529773</text:p>
          </table:table-cell>
          <table:table-cell office:value-type="float" office:value="1.3344243329657761E-3" table:formula="of:=[.J13]^2" table:style-name="ce1">
            <text:p>0.0013344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9282000</text:p>
          </table:table-cell>
          <table:table-cell office:value-type="float" office:value="3.7522723130000002" table:style-name="ce1">
            <text:p>3.752272313</text:p>
          </table:table-cell>
          <table:table-cell table:number-columns-repeated="4" table:style-name="ce1"/>
          <table:table-cell office:value-type="float" office:value="8619000" table:style-name="ce1">
            <text:p>8619000</text:p>
          </table:table-cell>
          <table:table-cell office:value-type="float" office:value="3.7419816350000001" table:style-name="ce1">
            <text:p>3.741981635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3.7382159239999435E-2" table:formula="of:=[.H14]-[.I14]" table:style-name="ce1">
            <text:p>-0.037382159</text:p>
          </table:table-cell>
          <table:table-cell office:value-type="float" office:value="1.3974258294446752E-3" table:formula="of:=[.J14]^2" table:style-name="ce1">
            <text:p>0.0013974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9945000</text:p>
          </table:table-cell>
          <table:table-cell office:value-type="float" office:value="3.7534924040000002" table:style-name="ce1">
            <text:p>3.753492404</text:p>
          </table:table-cell>
          <table:table-cell table:number-columns-repeated="4" table:style-name="ce1"/>
          <table:table-cell office:value-type="float" office:value="9282000" table:style-name="ce1">
            <text:p>9282000</text:p>
          </table:table-cell>
          <table:table-cell office:value-type="float" office:value="3.7522723130000002" table:style-name="ce1">
            <text:p>3.752272313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2.7091481239999382E-2" table:formula="of:=[.H15]-[.I15]" table:style-name="ce1">
            <text:p>-0.027091481</text:p>
          </table:table-cell>
          <table:table-cell office:value-type="float" office:value="7.3394835577723851E-4" table:formula="of:=[.J15]^2" table:style-name="ce1">
            <text:p>0.0007339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0608000</text:p>
          </table:table-cell>
          <table:table-cell office:value-type="float" office:value="3.7550574710000002" table:style-name="ce1">
            <text:p>3.755057471</text:p>
          </table:table-cell>
          <table:table-cell table:number-columns-repeated="4" table:style-name="ce1"/>
          <table:table-cell office:value-type="float" office:value="9945000" table:style-name="ce1">
            <text:p>9945000</text:p>
          </table:table-cell>
          <table:table-cell office:value-type="float" office:value="3.7534924040000002" table:style-name="ce1">
            <text:p>3.753492404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2.5871390239999403E-2" table:formula="of:=[.H16]-[.I16]" table:style-name="ce1">
            <text:p>-0.02587139</text:p>
          </table:table-cell>
          <table:table-cell office:value-type="float" office:value="6.6932883295033638E-4" table:formula="of:=[.J16]^2" table:style-name="ce1">
            <text:p>0.0006693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1271000</text:p>
          </table:table-cell>
          <table:table-cell office:value-type="float" office:value="3.7646885440000002" table:style-name="ce1">
            <text:p>3.764688544</text:p>
          </table:table-cell>
          <table:table-cell table:number-columns-repeated="4" table:style-name="ce1"/>
          <table:table-cell office:value-type="float" office:value="10608000" table:style-name="ce1">
            <text:p>10608000</text:p>
          </table:table-cell>
          <table:table-cell office:value-type="float" office:value="3.7550574710000002" table:style-name="ce1">
            <text:p>3.75505747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2.4306323239999372E-2" table:formula="of:=[.H17]-[.I17]" table:style-name="ce1">
            <text:p>-0.024306323</text:p>
          </table:table-cell>
          <table:table-cell office:value-type="float" office:value="5.9079734944733359E-4" table:formula="of:=[.J17]^2" table:style-name="ce1">
            <text:p>0.00059079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1934000</text:p>
          </table:table-cell>
          <table:table-cell office:value-type="float" office:value="3.774159998" table:style-name="ce1">
            <text:p>3.774159998</text:p>
          </table:table-cell>
          <table:table-cell table:number-columns-repeated="4" table:style-name="ce1"/>
          <table:table-cell office:value-type="float" office:value="11271000" table:style-name="ce1">
            <text:p>11271000</text:p>
          </table:table-cell>
          <table:table-cell office:value-type="float" office:value="3.7646885440000002" table:style-name="ce1">
            <text:p>3.764688544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4675250239999382E-2" table:formula="of:=[.H18]-[.I18]" table:style-name="ce1">
            <text:p>-0.01467525</text:p>
          </table:table-cell>
          <table:table-cell office:value-type="float" office:value="2.1536296960660193E-4" table:formula="of:=[.J18]^2" table:style-name="ce1">
            <text:p>0.0002153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2597000</text:p>
          </table:table-cell>
          <table:table-cell office:value-type="float" office:value="3.7741914090000002" table:style-name="ce1">
            <text:p>3.774191409</text:p>
          </table:table-cell>
          <table:table-cell table:number-columns-repeated="4" table:style-name="ce1"/>
          <table:table-cell office:value-type="float" office:value="11934000" table:style-name="ce1">
            <text:p>11934000</text:p>
          </table:table-cell>
          <table:table-cell office:value-type="float" office:value="3.774159998" table:style-name="ce1">
            <text:p>3.774159998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5.2037962399995585E-3" table:formula="of:=[.H19]-[.I19]" table:style-name="ce1">
            <text:p>-0.005203796</text:p>
          </table:table-cell>
          <table:table-cell office:value-type="float" office:value="2.7079495307433542E-5" table:formula="of:=[.J19]^2" table:style-name="ce1">
            <text:p>2.70795E-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3260000</text:p>
          </table:table-cell>
          <table:table-cell office:value-type="float" office:value="3.7620895609999998" table:style-name="ce1">
            <text:p>3.762089561</text:p>
          </table:table-cell>
          <table:table-cell table:number-columns-repeated="4" table:style-name="ce1"/>
          <table:table-cell office:value-type="float" office:value="12597000" table:style-name="ce1">
            <text:p>12597000</text:p>
          </table:table-cell>
          <table:table-cell office:value-type="float" office:value="3.7741914090000002" table:style-name="ce1">
            <text:p>3.774191409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5.1723852399994108E-3" table:formula="of:=[.H20]-[.I20]" table:style-name="ce1">
            <text:p>-0.005172385</text:p>
          </table:table-cell>
          <table:table-cell office:value-type="float" office:value="2.6753569070963762E-5" table:formula="of:=[.J20]^2" table:style-name="ce1">
            <text:p>2.67536E-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3923000</text:p>
          </table:table-cell>
          <table:table-cell office:value-type="float" office:value="3.7576631850000002" table:style-name="ce1">
            <text:p>3.757663185</text:p>
          </table:table-cell>
          <table:table-cell table:number-columns-repeated="4" table:style-name="ce1"/>
          <table:table-cell office:value-type="float" office:value="13260000" table:style-name="ce1">
            <text:p>13260000</text:p>
          </table:table-cell>
          <table:table-cell office:value-type="float" office:value="3.7620895609999998" table:style-name="ce1">
            <text:p>3.76208956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727423323999977E-2" table:formula="of:=[.H21]-[.I21]" table:style-name="ce1">
            <text:p>-0.017274233</text:p>
          </table:table-cell>
          <table:table-cell office:value-type="float" office:value="2.9839913402991296E-4" table:formula="of:=[.J21]^2" table:style-name="ce1">
            <text:p>0.0002983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4586000</text:p>
          </table:table-cell>
          <table:table-cell office:value-type="float" office:value="3.7631615960000002" table:style-name="ce1">
            <text:p>3.763161596</text:p>
          </table:table-cell>
          <table:table-cell table:number-columns-repeated="4" table:style-name="ce1"/>
          <table:table-cell office:value-type="float" office:value="13923000" table:style-name="ce1">
            <text:p>13923000</text:p>
          </table:table-cell>
          <table:table-cell office:value-type="float" office:value="3.7576631850000002" table:style-name="ce1">
            <text:p>3.757663185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2.1700609239999391E-2" table:formula="of:=[.H22]-[.I22]" table:style-name="ce1">
            <text:p>-0.021700609</text:p>
          </table:table-cell>
          <table:table-cell office:value-type="float" office:value="4.7091644138714693E-4" table:formula="of:=[.J22]^2" table:style-name="ce1">
            <text:p>0.0004709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5249000</text:p>
          </table:table-cell>
          <table:table-cell office:value-type="float" office:value="3.7645293579999999" table:style-name="ce1">
            <text:p>3.764529358</text:p>
          </table:table-cell>
          <table:table-cell table:number-columns-repeated="4" table:style-name="ce1"/>
          <table:table-cell office:value-type="float" office:value="14586000" table:style-name="ce1">
            <text:p>14586000</text:p>
          </table:table-cell>
          <table:table-cell office:value-type="float" office:value="3.7631615960000002" table:style-name="ce1">
            <text:p>3.763161596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6202198239999355E-2" table:formula="of:=[.H23]-[.I23]" table:style-name="ce1">
            <text:p>-0.016202198</text:p>
          </table:table-cell>
          <table:table-cell office:value-type="float" office:value="2.625112278082382E-4" table:formula="of:=[.J23]^2" table:style-name="ce1">
            <text:p>0.0002625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5912000</text:p>
          </table:table-cell>
          <table:table-cell office:value-type="float" office:value="3.7674172590000001" table:style-name="ce1">
            <text:p>3.767417259</text:p>
          </table:table-cell>
          <table:table-cell table:number-columns-repeated="4" table:style-name="ce1"/>
          <table:table-cell office:value-type="float" office:value="15249000" table:style-name="ce1">
            <text:p>15249000</text:p>
          </table:table-cell>
          <table:table-cell office:value-type="float" office:value="3.7645293579999999" table:style-name="ce1">
            <text:p>3.764529358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4834436239999693E-2" table:formula="of:=[.H24]-[.I24]" table:style-name="ce1">
            <text:p>-0.014834436</text:p>
          </table:table-cell>
          <table:table-cell office:value-type="float" office:value="2.2006049855861624E-4" table:formula="of:=[.J24]^2" table:style-name="ce1">
            <text:p>0.000220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6575000</text:p>
          </table:table-cell>
          <table:table-cell office:value-type="float" office:value="3.762566482" table:style-name="ce1">
            <text:p>3.762566482</text:p>
          </table:table-cell>
          <table:table-cell table:number-columns-repeated="4" table:style-name="ce1"/>
          <table:table-cell office:value-type="float" office:value="15912000" table:style-name="ce1">
            <text:p>15912000</text:p>
          </table:table-cell>
          <table:table-cell office:value-type="float" office:value="3.7674172590000001" table:style-name="ce1">
            <text:p>3.767417259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1946535239999445E-2" table:formula="of:=[.H25]-[.I25]" table:style-name="ce1">
            <text:p>-0.011946535</text:p>
          </table:table-cell>
          <table:table-cell office:value-type="float" office:value="1.4271970424054861E-4" table:formula="of:=[.J25]^2" table:style-name="ce1">
            <text:p>0.000142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7238000</text:p>
          </table:table-cell>
          <table:table-cell office:value-type="float" office:value="3.761999109" table:style-name="ce1">
            <text:p>3.761999109</text:p>
          </table:table-cell>
          <table:table-cell table:number-columns-repeated="4" table:style-name="ce1"/>
          <table:table-cell office:value-type="float" office:value="16575000" table:style-name="ce1">
            <text:p>16575000</text:p>
          </table:table-cell>
          <table:table-cell office:value-type="float" office:value="3.762566482" table:style-name="ce1">
            <text:p>3.762566482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6797312239999584E-2" table:formula="of:=[.H26]-[.I26]" table:style-name="ce1">
            <text:p>-0.016797312</text:p>
          </table:table-cell>
          <table:table-cell office:value-type="float" office:value="2.8214969848803985E-4" table:formula="of:=[.J26]^2" table:style-name="ce1">
            <text:p>0.000282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7901000</text:p>
          </table:table-cell>
          <table:table-cell office:value-type="float" office:value="3.7682984930000001" table:style-name="ce1">
            <text:p>3.768298493</text:p>
          </table:table-cell>
          <table:table-cell table:number-columns-repeated="4" table:style-name="ce1"/>
          <table:table-cell office:value-type="float" office:value="17238000" table:style-name="ce1">
            <text:p>17238000</text:p>
          </table:table-cell>
          <table:table-cell office:value-type="float" office:value="3.761999109" table:style-name="ce1">
            <text:p>3.761999109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7364685239999567E-2" table:formula="of:=[.H27]-[.I27]" table:style-name="ce1">
            <text:p>-0.017364685</text:p>
          </table:table-cell>
          <table:table-cell office:value-type="float" office:value="3.0153229348425879E-4" table:formula="of:=[.J27]^2" table:style-name="ce1">
            <text:p>0.0003015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8564000</text:p>
          </table:table-cell>
          <table:table-cell office:value-type="float" office:value="3.769296915" table:style-name="ce1">
            <text:p>3.769296915</text:p>
          </table:table-cell>
          <table:table-cell table:number-columns-repeated="4" table:style-name="ce1"/>
          <table:table-cell office:value-type="float" office:value="17901000" table:style-name="ce1">
            <text:p>17901000</text:p>
          </table:table-cell>
          <table:table-cell office:value-type="float" office:value="3.7682984930000001" table:style-name="ce1">
            <text:p>3.768298493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1065301239999492E-2" table:formula="of:=[.H28]-[.I28]" table:style-name="ce1">
            <text:p>-0.011065301</text:p>
          </table:table-cell>
          <table:table-cell office:value-type="float" office:value="1.224408915319343E-4" table:formula="of:=[.J28]^2" table:style-name="ce1">
            <text:p>0.0001224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9227000</text:p>
          </table:table-cell>
          <table:table-cell office:value-type="float" office:value="3.762037238" table:style-name="ce1">
            <text:p>3.762037238</text:p>
          </table:table-cell>
          <table:table-cell table:number-columns-repeated="4" table:style-name="ce1"/>
          <table:table-cell office:value-type="float" office:value="18564000" table:style-name="ce1">
            <text:p>18564000</text:p>
          </table:table-cell>
          <table:table-cell office:value-type="float" office:value="3.769296915" table:style-name="ce1">
            <text:p>3.769296915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0066879239999604E-2" table:formula="of:=[.H29]-[.I29]" table:style-name="ce1">
            <text:p>-0.010066879</text:p>
          </table:table-cell>
          <table:table-cell office:value-type="float" office:value="1.0134205763273502E-4" table:formula="of:=[.J29]^2" table:style-name="ce1">
            <text:p>0.0001013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19890000</text:p>
          </table:table-cell>
          <table:table-cell office:value-type="float" office:value="3.7662990330000001" table:style-name="ce1">
            <text:p>3.766299033</text:p>
          </table:table-cell>
          <table:table-cell table:number-columns-repeated="4" table:style-name="ce1"/>
          <table:table-cell office:value-type="float" office:value="19227000" table:style-name="ce1">
            <text:p>19227000</text:p>
          </table:table-cell>
          <table:table-cell office:value-type="float" office:value="3.762037238" table:style-name="ce1">
            <text:p>3.762037238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7326556239999569E-2" table:formula="of:=[.H30]-[.I30]" table:style-name="ce1">
            <text:p>-0.017326556</text:p>
          </table:table-cell>
          <table:table-cell office:value-type="float" office:value="3.0020955113786799E-4" table:formula="of:=[.J30]^2" table:style-name="ce1">
            <text:p>0.000300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0553000</text:p>
          </table:table-cell>
          <table:table-cell office:value-type="float" office:value="3.7722717769999998" table:style-name="ce1">
            <text:p>3.772271777</text:p>
          </table:table-cell>
          <table:table-cell table:number-columns-repeated="4" table:style-name="ce1"/>
          <table:table-cell office:value-type="float" office:value="19890000" table:style-name="ce1">
            <text:p>19890000</text:p>
          </table:table-cell>
          <table:table-cell office:value-type="float" office:value="3.7662990330000001" table:style-name="ce1">
            <text:p>3.766299033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3064761239999445E-2" table:formula="of:=[.H31]-[.I31]" table:style-name="ce1">
            <text:p>-0.013064761</text:p>
          </table:table-cell>
          <table:table-cell office:value-type="float" office:value="1.7068798625819183E-4" table:formula="of:=[.J31]^2" table:style-name="ce1">
            <text:p>0.0001706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1216000</text:p>
          </table:table-cell>
          <table:table-cell office:value-type="float" office:value="3.7775498220000001" table:style-name="ce1">
            <text:p>3.777549822</text:p>
          </table:table-cell>
          <table:table-cell table:number-columns-repeated="4" table:style-name="ce1"/>
          <table:table-cell office:value-type="float" office:value="20553000" table:style-name="ce1">
            <text:p>20553000</text:p>
          </table:table-cell>
          <table:table-cell office:value-type="float" office:value="3.7722717769999998" table:style-name="ce1">
            <text:p>3.772271777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7.0920172399997483E-3" table:formula="of:=[.H32]-[.I32]" table:style-name="ce1">
            <text:p>-0.007092017</text:p>
          </table:table-cell>
          <table:table-cell office:value-type="float" office:value="5.029670853245365E-5" table:formula="of:=[.J32]^2" table:style-name="ce1">
            <text:p>5.02967E-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1879000</text:p>
          </table:table-cell>
          <table:table-cell office:value-type="float" office:value="3.783638426" table:style-name="ce1">
            <text:p>3.783638426</text:p>
          </table:table-cell>
          <table:table-cell table:number-columns-repeated="4" table:style-name="ce1"/>
          <table:table-cell office:value-type="float" office:value="21216000" table:style-name="ce1">
            <text:p>21216000</text:p>
          </table:table-cell>
          <table:table-cell office:value-type="float" office:value="3.7775498220000001" table:style-name="ce1">
            <text:p>3.777549822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8139722399994618E-3" table:formula="of:=[.H33]-[.I33]" table:style-name="ce1">
            <text:p>-0.001813972</text:p>
          </table:table-cell>
          <table:table-cell office:value-type="float" office:value="3.2904952874886648E-6" table:formula="of:=[.J33]^2" table:style-name="ce1">
            <text:p>3.2905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2542000</text:p>
          </table:table-cell>
          <table:table-cell office:value-type="float" office:value="3.7839877639999999" table:style-name="ce1">
            <text:p>3.783987764</text:p>
          </table:table-cell>
          <table:table-cell table:number-columns-repeated="4" table:style-name="ce1"/>
          <table:table-cell office:value-type="float" office:value="21879000" table:style-name="ce1">
            <text:p>21879000</text:p>
          </table:table-cell>
          <table:table-cell office:value-type="float" office:value="3.783638426" table:style-name="ce1">
            <text:p>3.783638426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4.2746317600004247E-3" table:formula="of:=[.H34]-[.I34]" table:style-name="ce1">
            <text:p>0.004274632</text:p>
          </table:table-cell>
          <table:table-cell office:value-type="float" office:value="1.8272476683604329E-5" table:formula="of:=[.J34]^2" table:style-name="ce1">
            <text:p>1.82725E-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3205000</text:p>
          </table:table-cell>
          <table:table-cell office:value-type="float" office:value="3.791713406" table:style-name="ce1">
            <text:p>3.791713406</text:p>
          </table:table-cell>
          <table:table-cell table:number-columns-repeated="4" table:style-name="ce1"/>
          <table:table-cell office:value-type="float" office:value="22542000" table:style-name="ce1">
            <text:p>22542000</text:p>
          </table:table-cell>
          <table:table-cell office:value-type="float" office:value="3.7839877639999999" table:style-name="ce1">
            <text:p>3.783987764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4.623969760000346E-3" table:formula="of:=[.H35]-[.I35]" table:style-name="ce1">
            <text:p>0.00462397</text:p>
          </table:table-cell>
          <table:table-cell office:value-type="float" office:value="2.1381096341397656E-5" table:formula="of:=[.J35]^2" table:style-name="ce1">
            <text:p>2.13811E-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3868000</text:p>
          </table:table-cell>
          <table:table-cell office:value-type="float" office:value="3.7936975500000001" table:style-name="ce1">
            <text:p>3.79369755</text:p>
          </table:table-cell>
          <table:table-cell table:number-columns-repeated="4" table:style-name="ce1"/>
          <table:table-cell office:value-type="float" office:value="23205000" table:style-name="ce1">
            <text:p>23205000</text:p>
          </table:table-cell>
          <table:table-cell office:value-type="float" office:value="3.791713406" table:style-name="ce1">
            <text:p>3.791713406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2349611760000379E-2" table:formula="of:=[.H36]-[.I36]" table:style-name="ce1">
            <text:p>0.012349612</text:p>
          </table:table-cell>
          <table:table-cell office:value-type="float" office:value="1.5251291062273964E-4" table:formula="of:=[.J36]^2" table:style-name="ce1">
            <text:p>0.0001525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4531000</text:p>
          </table:table-cell>
          <table:table-cell office:value-type="float" office:value="3.7965485409999999" table:style-name="ce1">
            <text:p>3.796548541</text:p>
          </table:table-cell>
          <table:table-cell table:number-columns-repeated="4" table:style-name="ce1"/>
          <table:table-cell office:value-type="float" office:value="23868000" table:style-name="ce1">
            <text:p>23868000</text:p>
          </table:table-cell>
          <table:table-cell office:value-type="float" office:value="3.7936975500000001" table:style-name="ce1">
            <text:p>3.79369755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4333755760000511E-2" table:formula="of:=[.H37]-[.I37]" table:style-name="ce1">
            <text:p>0.014333756</text:p>
          </table:table-cell>
          <table:table-cell office:value-type="float" office:value="2.0545655418734781E-4" table:formula="of:=[.J37]^2" table:style-name="ce1">
            <text:p>0.0002054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5194000</text:p>
          </table:table-cell>
          <table:table-cell office:value-type="float" office:value="3.7960893950000001" table:style-name="ce1">
            <text:p>3.796089395</text:p>
          </table:table-cell>
          <table:table-cell table:number-columns-repeated="4" table:style-name="ce1"/>
          <table:table-cell office:value-type="float" office:value="24531000" table:style-name="ce1">
            <text:p>24531000</text:p>
          </table:table-cell>
          <table:table-cell office:value-type="float" office:value="3.7965485409999999" table:style-name="ce1">
            <text:p>3.79654854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7184746760000369E-2" table:formula="of:=[.H38]-[.I38]" table:style-name="ce1">
            <text:p>0.017184747</text:p>
          </table:table-cell>
          <table:table-cell office:value-type="float" office:value="2.9531552120534319E-4" table:formula="of:=[.J38]^2" table:style-name="ce1">
            <text:p>0.0002953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5857000</text:p>
          </table:table-cell>
          <table:table-cell office:value-type="float" office:value="3.7926443750000001" table:style-name="ce1">
            <text:p>3.792644375</text:p>
          </table:table-cell>
          <table:table-cell table:number-columns-repeated="4" table:style-name="ce1"/>
          <table:table-cell office:value-type="float" office:value="25194000" table:style-name="ce1">
            <text:p>25194000</text:p>
          </table:table-cell>
          <table:table-cell office:value-type="float" office:value="3.7960893950000001" table:style-name="ce1">
            <text:p>3.796089395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6725600760000514E-2" table:formula="of:=[.H39]-[.I39]" table:style-name="ce1">
            <text:p>0.016725601</text:p>
          </table:table-cell>
          <table:table-cell office:value-type="float" office:value="2.7974572078292979E-4" table:formula="of:=[.J39]^2" table:style-name="ce1">
            <text:p>0.0002797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6520000</text:p>
          </table:table-cell>
          <table:table-cell office:value-type="float" office:value="3.7914618099999999" table:style-name="ce1">
            <text:p>3.79146181</text:p>
          </table:table-cell>
          <table:table-cell table:number-columns-repeated="4" table:style-name="ce1"/>
          <table:table-cell office:value-type="float" office:value="25857000" table:style-name="ce1">
            <text:p>25857000</text:p>
          </table:table-cell>
          <table:table-cell office:value-type="float" office:value="3.7926443750000001" table:style-name="ce1">
            <text:p>3.792644375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3280580760000493E-2" table:formula="of:=[.H40]-[.I40]" table:style-name="ce1">
            <text:p>0.013280581</text:p>
          </table:table-cell>
          <table:table-cell office:value-type="float" office:value="1.7637382532289527E-4" table:formula="of:=[.J40]^2" table:style-name="ce1">
            <text:p>0.0001763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7183000</text:p>
          </table:table-cell>
          <table:table-cell office:value-type="float" office:value="3.794162252" table:style-name="ce1">
            <text:p>3.794162252</text:p>
          </table:table-cell>
          <table:table-cell table:number-columns-repeated="4" table:style-name="ce1"/>
          <table:table-cell office:value-type="float" office:value="26520000" table:style-name="ce1">
            <text:p>26520000</text:p>
          </table:table-cell>
          <table:table-cell office:value-type="float" office:value="3.7914618099999999" table:style-name="ce1">
            <text:p>3.7914618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2098015760000358E-2" table:formula="of:=[.H41]-[.I41]" table:style-name="ce1">
            <text:p>0.012098016</text:p>
          </table:table-cell>
          <table:table-cell office:value-type="float" office:value="1.4636198532921703E-4" table:formula="of:=[.J41]^2" table:style-name="ce1">
            <text:p>0.0001463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7846000</text:p>
          </table:table-cell>
          <table:table-cell office:value-type="float" office:value="3.7972265969999999" table:style-name="ce1">
            <text:p>3.797226597</text:p>
          </table:table-cell>
          <table:table-cell table:number-columns-repeated="4" table:style-name="ce1"/>
          <table:table-cell office:value-type="float" office:value="27183000" table:style-name="ce1">
            <text:p>27183000</text:p>
          </table:table-cell>
          <table:table-cell office:value-type="float" office:value="3.794162252" table:style-name="ce1">
            <text:p>3.794162252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4798457760000439E-2" table:formula="of:=[.H42]-[.I42]" table:style-name="ce1">
            <text:p>0.014798458</text:p>
          </table:table-cell>
          <table:table-cell office:value-type="float" office:value="2.1899435207451719E-4" table:formula="of:=[.J42]^2" table:style-name="ce1">
            <text:p>0.0002189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8509000</text:p>
          </table:table-cell>
          <table:table-cell office:value-type="float" office:value="3.7971436230000002" table:style-name="ce1">
            <text:p>3.797143623</text:p>
          </table:table-cell>
          <table:table-cell table:number-columns-repeated="4" table:style-name="ce1"/>
          <table:table-cell office:value-type="float" office:value="27846000" table:style-name="ce1">
            <text:p>27846000</text:p>
          </table:table-cell>
          <table:table-cell office:value-type="float" office:value="3.7972265969999999" table:style-name="ce1">
            <text:p>3.797226597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7862802760000296E-2" table:formula="of:=[.H43]-[.I43]" table:style-name="ce1">
            <text:p>0.017862803</text:p>
          </table:table-cell>
          <table:table-cell office:value-type="float" office:value="3.190797224426742E-4" table:formula="of:=[.J43]^2" table:style-name="ce1">
            <text:p>0.000319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9172000</text:p>
          </table:table-cell>
          <table:table-cell office:value-type="float" office:value="3.7954606389999999" table:style-name="ce1">
            <text:p>3.795460639</text:p>
          </table:table-cell>
          <table:table-cell table:number-columns-repeated="4" table:style-name="ce1"/>
          <table:table-cell office:value-type="float" office:value="28509000" table:style-name="ce1">
            <text:p>28509000</text:p>
          </table:table-cell>
          <table:table-cell office:value-type="float" office:value="3.7971436230000002" table:style-name="ce1">
            <text:p>3.797143623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7779828760000616E-2" table:formula="of:=[.H44]-[.I44]" table:style-name="ce1">
            <text:p>0.017779829</text:p>
          </table:table-cell>
          <table:table-cell office:value-type="float" office:value="3.1612231073494505E-4" table:formula="of:=[.J44]^2" table:style-name="ce1">
            <text:p>0.0003161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29835000</text:p>
          </table:table-cell>
          <table:table-cell office:value-type="float" office:value="3.794364372" table:style-name="ce1">
            <text:p>3.794364372</text:p>
          </table:table-cell>
          <table:table-cell table:number-columns-repeated="4" table:style-name="ce1"/>
          <table:table-cell office:value-type="float" office:value="29172000" table:style-name="ce1">
            <text:p>29172000</text:p>
          </table:table-cell>
          <table:table-cell office:value-type="float" office:value="3.7954606389999999" table:style-name="ce1">
            <text:p>3.795460639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6096844760000284E-2" table:formula="of:=[.H45]-[.I45]" table:style-name="ce1">
            <text:p>0.016096845</text:p>
          </table:table-cell>
          <table:table-cell office:value-type="float" office:value="2.5910841122754862E-4" table:formula="of:=[.J45]^2" table:style-name="ce1">
            <text:p>0.0002591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0498000</text:p>
          </table:table-cell>
          <table:table-cell office:value-type="float" office:value="3.7970155239999999" table:style-name="ce1">
            <text:p>3.797015524</text:p>
          </table:table-cell>
          <table:table-cell table:number-columns-repeated="4" table:style-name="ce1"/>
          <table:table-cell office:value-type="float" office:value="29835000" table:style-name="ce1">
            <text:p>29835000</text:p>
          </table:table-cell>
          <table:table-cell office:value-type="float" office:value="3.794364372" table:style-name="ce1">
            <text:p>3.794364372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5000577760000411E-2" table:formula="of:=[.H46]-[.I46]" table:style-name="ce1">
            <text:p>0.015000578</text:p>
          </table:table-cell>
          <table:table-cell office:value-type="float" office:value="2.2501733313381894E-4" table:formula="of:=[.J46]^2" table:style-name="ce1">
            <text:p>0.0002250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1161000</text:p>
          </table:table-cell>
          <table:table-cell office:value-type="float" office:value="3.7990213289999999" table:style-name="ce1">
            <text:p>3.799021329</text:p>
          </table:table-cell>
          <table:table-cell table:number-columns-repeated="4" table:style-name="ce1"/>
          <table:table-cell office:value-type="float" office:value="30498000" table:style-name="ce1">
            <text:p>30498000</text:p>
          </table:table-cell>
          <table:table-cell office:value-type="float" office:value="3.7970155239999999" table:style-name="ce1">
            <text:p>3.797015524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765172976000029E-2" table:formula="of:=[.H47]-[.I47]" table:style-name="ce1">
            <text:p>0.01765173</text:p>
          </table:table-cell>
          <table:table-cell office:value-type="float" office:value="3.1158356352007987E-4" table:formula="of:=[.J47]^2" table:style-name="ce1">
            <text:p>0.00031158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1824000</text:p>
          </table:table-cell>
          <table:table-cell office:value-type="float" office:value="3.7990051070000002" table:style-name="ce1">
            <text:p>3.799005107</text:p>
          </table:table-cell>
          <table:table-cell table:number-columns-repeated="4" table:style-name="ce1"/>
          <table:table-cell office:value-type="float" office:value="31161000" table:style-name="ce1">
            <text:p>31161000</text:p>
          </table:table-cell>
          <table:table-cell office:value-type="float" office:value="3.7990213289999999" table:style-name="ce1">
            <text:p>3.799021329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9657534760000317E-2" table:formula="of:=[.H48]-[.I48]" table:style-name="ce1">
            <text:p>0.019657535</text:p>
          </table:table-cell>
          <table:table-cell office:value-type="float" office:value="3.864186728406207E-4" table:formula="of:=[.J48]^2" table:style-name="ce1">
            <text:p>0.00038641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2487000</text:p>
          </table:table-cell>
          <table:table-cell office:value-type="float" office:value="3.801891211" table:style-name="ce1">
            <text:p>3.801891211</text:p>
          </table:table-cell>
          <table:table-cell table:number-columns-repeated="4" table:style-name="ce1"/>
          <table:table-cell office:value-type="float" office:value="31824000" table:style-name="ce1">
            <text:p>31824000</text:p>
          </table:table-cell>
          <table:table-cell office:value-type="float" office:value="3.7990051070000002" table:style-name="ce1">
            <text:p>3.799005107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9641312760000584E-2" table:formula="of:=[.H49]-[.I49]" table:style-name="ce1">
            <text:p>0.019641313</text:p>
          </table:table-cell>
          <table:table-cell office:value-type="float" office:value="3.8578116693616175E-4" table:formula="of:=[.J49]^2" table:style-name="ce1">
            <text:p>0.0003857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3150000</text:p>
          </table:table-cell>
          <table:table-cell office:value-type="float" office:value="3.802731085" table:style-name="ce1">
            <text:p>3.802731085</text:p>
          </table:table-cell>
          <table:table-cell table:number-columns-repeated="4" table:style-name="ce1"/>
          <table:table-cell office:value-type="float" office:value="32487000" table:style-name="ce1">
            <text:p>32487000</text:p>
          </table:table-cell>
          <table:table-cell office:value-type="float" office:value="3.801891211" table:style-name="ce1">
            <text:p>3.80189121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2527416760000474E-2" table:formula="of:=[.H50]-[.I50]" table:style-name="ce1">
            <text:p>0.022527417</text:p>
          </table:table-cell>
          <table:table-cell office:value-type="float" office:value="5.0748450587875023E-4" table:formula="of:=[.J50]^2" table:style-name="ce1">
            <text:p>0.0005074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3813000</text:p>
          </table:table-cell>
          <table:table-cell office:value-type="float" office:value="3.8037214559999999" table:style-name="ce1">
            <text:p>3.803721456</text:p>
          </table:table-cell>
          <table:table-cell table:number-columns-repeated="4" table:style-name="ce1"/>
          <table:table-cell office:value-type="float" office:value="33150000" table:style-name="ce1">
            <text:p>33150000</text:p>
          </table:table-cell>
          <table:table-cell office:value-type="float" office:value="3.802731085" table:style-name="ce1">
            <text:p>3.802731085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3367290760000436E-2" table:formula="of:=[.H51]-[.I51]" table:style-name="ce1">
            <text:p>0.023367291</text:p>
          </table:table-cell>
          <table:table-cell office:value-type="float" office:value="5.4603027746240177E-4" table:formula="of:=[.J51]^2" table:style-name="ce1">
            <text:p>0.000546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4476000</text:p>
          </table:table-cell>
          <table:table-cell office:value-type="float" office:value="3.8042690189999999" table:style-name="ce1">
            <text:p>3.804269019</text:p>
          </table:table-cell>
          <table:table-cell table:number-columns-repeated="4" table:style-name="ce1"/>
          <table:table-cell office:value-type="float" office:value="33813000" table:style-name="ce1">
            <text:p>33813000</text:p>
          </table:table-cell>
          <table:table-cell office:value-type="float" office:value="3.8037214559999999" table:style-name="ce1">
            <text:p>3.803721456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4357661760000315E-2" table:formula="of:=[.H52]-[.I52]" table:style-name="ce1">
            <text:p>0.024357662</text:p>
          </table:table-cell>
          <table:table-cell office:value-type="float" office:value="5.9329568641458162E-4" table:formula="of:=[.J52]^2" table:style-name="ce1">
            <text:p>0.0005932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5139000</text:p>
          </table:table-cell>
          <table:table-cell office:value-type="float" office:value="3.8063095069999999" table:style-name="ce1">
            <text:p>3.806309507</text:p>
          </table:table-cell>
          <table:table-cell table:number-columns-repeated="4" table:style-name="ce1"/>
          <table:table-cell office:value-type="float" office:value="34476000" table:style-name="ce1">
            <text:p>34476000</text:p>
          </table:table-cell>
          <table:table-cell office:value-type="float" office:value="3.8042690189999999" table:style-name="ce1">
            <text:p>3.804269019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4905224760000344E-2" table:formula="of:=[.H53]-[.I53]" table:style-name="ce1">
            <text:p>0.024905225</text:p>
          </table:table-cell>
          <table:table-cell office:value-type="float" office:value="6.2027022034613416E-4" table:formula="of:=[.J53]^2" table:style-name="ce1">
            <text:p>0.000620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5802000</text:p>
          </table:table-cell>
          <table:table-cell office:value-type="float" office:value="3.8043502669999998" table:style-name="ce1">
            <text:p>3.804350267</text:p>
          </table:table-cell>
          <table:table-cell table:number-columns-repeated="4" table:style-name="ce1"/>
          <table:table-cell office:value-type="float" office:value="35139000" table:style-name="ce1">
            <text:p>35139000</text:p>
          </table:table-cell>
          <table:table-cell office:value-type="float" office:value="3.8063095069999999" table:style-name="ce1">
            <text:p>3.806309507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6945712760000351E-2" table:formula="of:=[.H54]-[.I54]" table:style-name="ce1">
            <text:p>0.026945713</text:p>
          </table:table-cell>
          <table:table-cell office:value-type="float" office:value="7.2607143614444576E-4" table:formula="of:=[.J54]^2" table:style-name="ce1">
            <text:p>0.0007260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6465000</text:p>
          </table:table-cell>
          <table:table-cell office:value-type="float" office:value="3.804078482" table:style-name="ce1">
            <text:p>3.804078482</text:p>
          </table:table-cell>
          <table:table-cell table:number-columns-repeated="4" table:style-name="ce1"/>
          <table:table-cell office:value-type="float" office:value="35802000" table:style-name="ce1">
            <text:p>35802000</text:p>
          </table:table-cell>
          <table:table-cell office:value-type="float" office:value="3.8043502669999998" table:style-name="ce1">
            <text:p>3.804350267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4986472760000211E-2" table:formula="of:=[.H55]-[.I55]" table:style-name="ce1">
            <text:p>0.024986473</text:p>
          </table:table-cell>
          <table:table-cell office:value-type="float" office:value="6.2432382098623253E-4" table:formula="of:=[.J55]^2" table:style-name="ce1">
            <text:p>0.0006243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7128000</text:p>
          </table:table-cell>
          <table:table-cell office:value-type="float" office:value="3.8017126619999999" table:style-name="ce1">
            <text:p>3.801712662</text:p>
          </table:table-cell>
          <table:table-cell table:number-columns-repeated="4" table:style-name="ce1"/>
          <table:table-cell office:value-type="float" office:value="36465000" table:style-name="ce1">
            <text:p>36465000</text:p>
          </table:table-cell>
          <table:table-cell office:value-type="float" office:value="3.804078482" table:style-name="ce1">
            <text:p>3.804078482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4714687760000409E-2" table:formula="of:=[.H56]-[.I56]" table:style-name="ce1">
            <text:p>0.024714688</text:p>
          </table:table-cell>
          <table:table-cell office:value-type="float" office:value="6.1081579107431403E-4" table:formula="of:=[.J56]^2" table:style-name="ce1">
            <text:p>0.0006108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7791000</text:p>
          </table:table-cell>
          <table:table-cell office:value-type="float" office:value="3.8014158569999998" table:style-name="ce1">
            <text:p>3.801415857</text:p>
          </table:table-cell>
          <table:table-cell table:number-columns-repeated="4" table:style-name="ce1"/>
          <table:table-cell office:value-type="float" office:value="37128000" table:style-name="ce1">
            <text:p>37128000</text:p>
          </table:table-cell>
          <table:table-cell office:value-type="float" office:value="3.8017126619999999" table:style-name="ce1">
            <text:p>3.801712662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2348867760000335E-2" table:formula="of:=[.H57]-[.I57]" table:style-name="ce1">
            <text:p>0.022348868</text:p>
          </table:table-cell>
          <table:table-cell office:value-type="float" office:value="4.9947189015398235E-4" table:formula="of:=[.J57]^2" table:style-name="ce1">
            <text:p>0.0004994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8454000</text:p>
          </table:table-cell>
          <table:table-cell office:value-type="float" office:value="3.8023901379999998" table:style-name="ce1">
            <text:p>3.802390138</text:p>
          </table:table-cell>
          <table:table-cell table:number-columns-repeated="4" table:style-name="ce1"/>
          <table:table-cell office:value-type="float" office:value="37791000" table:style-name="ce1">
            <text:p>37791000</text:p>
          </table:table-cell>
          <table:table-cell office:value-type="float" office:value="3.8014158569999998" table:style-name="ce1">
            <text:p>3.801415857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2052062760000268E-2" table:formula="of:=[.H58]-[.I58]" table:style-name="ce1">
            <text:p>0.022052063</text:p>
          </table:table-cell>
          <table:table-cell office:value-type="float" office:value="4.8629347197099067E-4" table:formula="of:=[.J58]^2" table:style-name="ce1">
            <text:p>0.00048629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9117000</text:p>
          </table:table-cell>
          <table:table-cell office:value-type="float" office:value="3.8026106409999998" table:style-name="ce1">
            <text:p>3.802610641</text:p>
          </table:table-cell>
          <table:table-cell table:number-columns-repeated="4" table:style-name="ce1"/>
          <table:table-cell office:value-type="float" office:value="38454000" table:style-name="ce1">
            <text:p>38454000</text:p>
          </table:table-cell>
          <table:table-cell office:value-type="float" office:value="3.8023901379999998" table:style-name="ce1">
            <text:p>3.802390138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3026343760000234E-2" table:formula="of:=[.H59]-[.I59]" table:style-name="ce1">
            <text:p>0.023026344</text:p>
          </table:table-cell>
          <table:table-cell office:value-type="float" office:value="5.3021250695370174E-4" table:formula="of:=[.J59]^2" table:style-name="ce1">
            <text:p>0.0005302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39780000</text:p>
          </table:table-cell>
          <table:table-cell office:value-type="float" office:value="3.7985111279999999" table:style-name="ce1">
            <text:p>3.798511128</text:p>
          </table:table-cell>
          <table:table-cell table:number-columns-repeated="4" table:style-name="ce1"/>
          <table:table-cell office:value-type="float" office:value="39117000" table:style-name="ce1">
            <text:p>39117000</text:p>
          </table:table-cell>
          <table:table-cell office:value-type="float" office:value="3.8026106409999998" table:style-name="ce1">
            <text:p>3.80261064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3246846760000217E-2" table:formula="of:=[.H60]-[.I60]" table:style-name="ce1">
            <text:p>0.023246847</text:p>
          </table:table-cell>
          <table:table-cell office:value-type="float" office:value="5.4041588428293261E-4" table:formula="of:=[.J60]^2" table:style-name="ce1">
            <text:p>0.0005404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0443000</text:p>
          </table:table-cell>
          <table:table-cell office:value-type="float" office:value="3.7966502740000001" table:style-name="ce1">
            <text:p>3.796650274</text:p>
          </table:table-cell>
          <table:table-cell table:number-columns-repeated="4" table:style-name="ce1"/>
          <table:table-cell office:value-type="float" office:value="39780000" table:style-name="ce1">
            <text:p>39780000</text:p>
          </table:table-cell>
          <table:table-cell office:value-type="float" office:value="3.7985111279999999" table:style-name="ce1">
            <text:p>3.798511128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9147333760000329E-2" table:formula="of:=[.H61]-[.I61]" table:style-name="ce1">
            <text:p>0.019147334</text:p>
          </table:table-cell>
          <table:table-cell office:value-type="float" office:value="3.6662039011684834E-4" table:formula="of:=[.J61]^2" table:style-name="ce1">
            <text:p>0.000366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1106000</text:p>
          </table:table-cell>
          <table:table-cell office:value-type="float" office:value="3.7937880769999999" table:style-name="ce1">
            <text:p>3.793788077</text:p>
          </table:table-cell>
          <table:table-cell table:number-columns-repeated="4" table:style-name="ce1"/>
          <table:table-cell office:value-type="float" office:value="40443000" table:style-name="ce1">
            <text:p>40443000</text:p>
          </table:table-cell>
          <table:table-cell office:value-type="float" office:value="3.7966502740000001" table:style-name="ce1">
            <text:p>3.796650274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7286479760000528E-2" table:formula="of:=[.H62]-[.I62]" table:style-name="ce1">
            <text:p>0.01728648</text:p>
          </table:table-cell>
          <table:table-cell office:value-type="float" office:value="2.9882238249290792E-4" table:formula="of:=[.J62]^2" table:style-name="ce1">
            <text:p>0.0002988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1769000</text:p>
          </table:table-cell>
          <table:table-cell office:value-type="float" office:value="3.7937974209999998" table:style-name="ce1">
            <text:p>3.793797421</text:p>
          </table:table-cell>
          <table:table-cell table:number-columns-repeated="4" table:style-name="ce1"/>
          <table:table-cell office:value-type="float" office:value="41106000" table:style-name="ce1">
            <text:p>41106000</text:p>
          </table:table-cell>
          <table:table-cell office:value-type="float" office:value="3.7937880769999999" table:style-name="ce1">
            <text:p>3.793788077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4424282760000295E-2" table:formula="of:=[.H63]-[.I63]" table:style-name="ce1">
            <text:p>0.014424283</text:p>
          </table:table-cell>
          <table:table-cell office:value-type="float" office:value="2.0805993314044173E-4" table:formula="of:=[.J63]^2" table:style-name="ce1">
            <text:p>0.000208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2432000</text:p>
          </table:table-cell>
          <table:table-cell office:value-type="float" office:value="3.7963653179999999" table:style-name="ce1">
            <text:p>3.796365318</text:p>
          </table:table-cell>
          <table:table-cell table:number-columns-repeated="4" table:style-name="ce1"/>
          <table:table-cell office:value-type="float" office:value="41769000" table:style-name="ce1">
            <text:p>41769000</text:p>
          </table:table-cell>
          <table:table-cell office:value-type="float" office:value="3.7937974209999998" table:style-name="ce1">
            <text:p>3.79379742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4433626760000262E-2" table:formula="of:=[.H64]-[.I64]" table:style-name="ce1">
            <text:p>0.014433627</text:p>
          </table:table-cell>
          <table:table-cell office:value-type="float" office:value="2.0832958144699566E-4" table:formula="of:=[.J64]^2" table:style-name="ce1">
            <text:p>0.000208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3095000</text:p>
          </table:table-cell>
          <table:table-cell office:value-type="float" office:value="3.7970057310000001" table:style-name="ce1">
            <text:p>3.797005731</text:p>
          </table:table-cell>
          <table:table-cell table:number-columns-repeated="4" table:style-name="ce1"/>
          <table:table-cell office:value-type="float" office:value="42432000" table:style-name="ce1">
            <text:p>42432000</text:p>
          </table:table-cell>
          <table:table-cell office:value-type="float" office:value="3.7963653179999999" table:style-name="ce1">
            <text:p>3.796365318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7001523760000303E-2" table:formula="of:=[.H65]-[.I65]" table:style-name="ce1">
            <text:p>0.017001524</text:p>
          </table:table-cell>
          <table:table-cell office:value-type="float" office:value="2.8905181016185483E-4" table:formula="of:=[.J65]^2" table:style-name="ce1">
            <text:p>0.0002890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3758000</text:p>
          </table:table-cell>
          <table:table-cell office:value-type="float" office:value="3.799145437" table:style-name="ce1">
            <text:p>3.799145437</text:p>
          </table:table-cell>
          <table:table-cell table:number-columns-repeated="4" table:style-name="ce1"/>
          <table:table-cell office:value-type="float" office:value="43095000" table:style-name="ce1">
            <text:p>43095000</text:p>
          </table:table-cell>
          <table:table-cell office:value-type="float" office:value="3.7970057310000001" table:style-name="ce1">
            <text:p>3.79700573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7641936760000476E-2" table:formula="of:=[.H66]-[.I66]" table:style-name="ce1">
            <text:p>0.017641937</text:p>
          </table:table-cell>
          <table:table-cell office:value-type="float" office:value="3.1123793264385609E-4" table:formula="of:=[.J66]^2" table:style-name="ce1">
            <text:p>0.0003112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4421000</text:p>
          </table:table-cell>
          <table:table-cell office:value-type="float" office:value="3.7982694380000002" table:style-name="ce1">
            <text:p>3.798269438</text:p>
          </table:table-cell>
          <table:table-cell table:number-columns-repeated="4" table:style-name="ce1"/>
          <table:table-cell office:value-type="float" office:value="43758000" table:style-name="ce1">
            <text:p>43758000</text:p>
          </table:table-cell>
          <table:table-cell office:value-type="float" office:value="3.799145437" table:style-name="ce1">
            <text:p>3.799145437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9781642760000384E-2" table:formula="of:=[.H67]-[.I67]" table:style-name="ce1">
            <text:p>0.019781643</text:p>
          </table:table-cell>
          <table:table-cell office:value-type="float" office:value="3.9131339028427561E-4" table:formula="of:=[.J67]^2" table:style-name="ce1">
            <text:p>0.0003913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5084000</text:p>
          </table:table-cell>
          <table:table-cell office:value-type="float" office:value="3.799705323" table:style-name="ce1">
            <text:p>3.799705323</text:p>
          </table:table-cell>
          <table:table-cell table:number-columns-repeated="4" table:style-name="ce1"/>
          <table:table-cell office:value-type="float" office:value="44421000" table:style-name="ce1">
            <text:p>44421000</text:p>
          </table:table-cell>
          <table:table-cell office:value-type="float" office:value="3.7982694380000002" table:style-name="ce1">
            <text:p>3.798269438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890564376000059E-2" table:formula="of:=[.H68]-[.I68]" table:style-name="ce1">
            <text:p>0.018905644</text:p>
          </table:table-cell>
          <table:table-cell office:value-type="float" office:value="3.5742336598004927E-4" table:formula="of:=[.J68]^2" table:style-name="ce1">
            <text:p>0.00035742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5747000</text:p>
          </table:table-cell>
          <table:table-cell office:value-type="float" office:value="3.798325153" table:style-name="ce1">
            <text:p>3.798325153</text:p>
          </table:table-cell>
          <table:table-cell table:number-columns-repeated="4" table:style-name="ce1"/>
          <table:table-cell office:value-type="float" office:value="45084000" table:style-name="ce1">
            <text:p>45084000</text:p>
          </table:table-cell>
          <table:table-cell office:value-type="float" office:value="3.799705323" table:style-name="ce1">
            <text:p>3.799705323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0341528760000394E-2" table:formula="of:=[.H69]-[.I69]" table:style-name="ce1">
            <text:p>0.020341529</text:p>
          </table:table-cell>
          <table:table-cell office:value-type="float" office:value="4.1377779229392317E-4" table:formula="of:=[.J69]^2" table:style-name="ce1">
            <text:p>0.0004137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6410000</text:p>
          </table:table-cell>
          <table:table-cell office:value-type="float" office:value="3.7948746240000002" table:style-name="ce1">
            <text:p>3.794874624</text:p>
          </table:table-cell>
          <table:table-cell table:number-columns-repeated="4" table:style-name="ce1"/>
          <table:table-cell office:value-type="float" office:value="45747000" table:style-name="ce1">
            <text:p>45747000</text:p>
          </table:table-cell>
          <table:table-cell office:value-type="float" office:value="3.798325153" table:style-name="ce1">
            <text:p>3.798325153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896135876000038E-2" table:formula="of:=[.H70]-[.I70]" table:style-name="ce1">
            <text:p>0.018961359</text:p>
          </table:table-cell>
          <table:table-cell office:value-type="float" office:value="3.5953312602544316E-4" table:formula="of:=[.J70]^2" table:style-name="ce1">
            <text:p>0.00035953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7073000</text:p>
          </table:table-cell>
          <table:table-cell office:value-type="float" office:value="3.7893016780000002" table:style-name="ce1">
            <text:p>3.789301678</text:p>
          </table:table-cell>
          <table:table-cell table:number-columns-repeated="4" table:style-name="ce1"/>
          <table:table-cell office:value-type="float" office:value="46410000" table:style-name="ce1">
            <text:p>46410000</text:p>
          </table:table-cell>
          <table:table-cell office:value-type="float" office:value="3.7948746240000002" table:style-name="ce1">
            <text:p>3.794874624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5510829760000622E-2" table:formula="of:=[.H71]-[.I71]" table:style-name="ce1">
            <text:p>0.01551083</text:p>
          </table:table-cell>
          <table:table-cell office:value-type="float" office:value="2.4058583984372094E-4" table:formula="of:=[.J71]^2" table:style-name="ce1">
            <text:p>0.00024058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7736000</text:p>
          </table:table-cell>
          <table:table-cell office:value-type="float" office:value="3.7851369849999998" table:style-name="ce1">
            <text:p>3.785136985</text:p>
          </table:table-cell>
          <table:table-cell table:number-columns-repeated="4" table:style-name="ce1"/>
          <table:table-cell office:value-type="float" office:value="47073000" table:style-name="ce1">
            <text:p>47073000</text:p>
          </table:table-cell>
          <table:table-cell office:value-type="float" office:value="3.7893016780000002" table:style-name="ce1">
            <text:p>3.789301678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9.9378837600005987E-3" table:formula="of:=[.H72]-[.I72]" table:style-name="ce1">
            <text:p>0.009937884</text:p>
          </table:table-cell>
          <table:table-cell office:value-type="float" office:value="9.8761533627283635E-5" table:formula="of:=[.J72]^2" table:style-name="ce1">
            <text:p>9.87615E-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8399000</text:p>
          </table:table-cell>
          <table:table-cell office:value-type="float" office:value="3.782203059" table:style-name="ce1">
            <text:p>3.782203059</text:p>
          </table:table-cell>
          <table:table-cell table:number-columns-repeated="4" table:style-name="ce1"/>
          <table:table-cell office:value-type="float" office:value="47736000" table:style-name="ce1">
            <text:p>47736000</text:p>
          </table:table-cell>
          <table:table-cell office:value-type="float" office:value="3.7851369849999998" table:style-name="ce1">
            <text:p>3.785136985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5.7731907600002685E-3" table:formula="of:=[.H73]-[.I73]" table:style-name="ce1">
            <text:p>0.005773191</text:p>
          </table:table-cell>
          <table:table-cell office:value-type="float" office:value="3.332973155135248E-5" table:formula="of:=[.J73]^2" table:style-name="ce1">
            <text:p>3.33297E-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9062000</text:p>
          </table:table-cell>
          <table:table-cell office:value-type="float" office:value="3.7810660739999999" table:style-name="ce1">
            <text:p>3.781066074</text:p>
          </table:table-cell>
          <table:table-cell table:number-columns-repeated="4" table:style-name="ce1"/>
          <table:table-cell office:value-type="float" office:value="48399000" table:style-name="ce1">
            <text:p>48399000</text:p>
          </table:table-cell>
          <table:table-cell office:value-type="float" office:value="3.782203059" table:style-name="ce1">
            <text:p>3.782203059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839264760000404E-3" table:formula="of:=[.H74]-[.I74]" table:style-name="ce1">
            <text:p>0.002839265</text:p>
          </table:table-cell>
          <table:table-cell office:value-type="float" office:value="8.061424377380152E-6" table:formula="of:=[.J74]^2" table:style-name="ce1">
            <text:p>8.06142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49725000</text:p>
          </table:table-cell>
          <table:table-cell office:value-type="float" office:value="3.78123604" table:style-name="ce1">
            <text:p>3.78123604</text:p>
          </table:table-cell>
          <table:table-cell table:number-columns-repeated="4" table:style-name="ce1"/>
          <table:table-cell office:value-type="float" office:value="49062000" table:style-name="ce1">
            <text:p>49062000</text:p>
          </table:table-cell>
          <table:table-cell office:value-type="float" office:value="3.7810660739999999" table:style-name="ce1">
            <text:p>3.781066074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7022797600003692E-3" table:formula="of:=[.H75]-[.I75]" table:style-name="ce1">
            <text:p>0.00170228</text:p>
          </table:table-cell>
          <table:table-cell office:value-type="float" office:value="2.8977563813069144E-6" table:formula="of:=[.J75]^2" table:style-name="ce1">
            <text:p>2.89776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0388000</text:p>
          </table:table-cell>
          <table:table-cell office:value-type="float" office:value="3.7817089450000001" table:style-name="ce1">
            <text:p>3.781708945</text:p>
          </table:table-cell>
          <table:table-cell table:number-columns-repeated="4" table:style-name="ce1"/>
          <table:table-cell office:value-type="float" office:value="49725000" table:style-name="ce1">
            <text:p>49725000</text:p>
          </table:table-cell>
          <table:table-cell office:value-type="float" office:value="3.78123604" table:style-name="ce1">
            <text:p>3.78123604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8722457600004461E-3" table:formula="of:=[.H76]-[.I76]" table:style-name="ce1">
            <text:p>0.001872246</text:p>
          </table:table-cell>
          <table:table-cell office:value-type="float" office:value="3.5053041858396481E-6" table:formula="of:=[.J76]^2" table:style-name="ce1">
            <text:p>3.5053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1051000</text:p>
          </table:table-cell>
          <table:table-cell office:value-type="float" office:value="3.7795669410000001" table:style-name="ce1">
            <text:p>3.779566941</text:p>
          </table:table-cell>
          <table:table-cell table:number-columns-repeated="4" table:style-name="ce1"/>
          <table:table-cell office:value-type="float" office:value="50388000" table:style-name="ce1">
            <text:p>50388000</text:p>
          </table:table-cell>
          <table:table-cell office:value-type="float" office:value="3.7817089450000001" table:style-name="ce1">
            <text:p>3.781708945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345150760000525E-3" table:formula="of:=[.H77]-[.I77]" table:style-name="ce1">
            <text:p>0.002345151</text:p>
          </table:table-cell>
          <table:table-cell office:value-type="float" office:value="5.4997320871310403E-6" table:formula="of:=[.J77]^2" table:style-name="ce1">
            <text:p>5.49973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1714000</text:p>
          </table:table-cell>
          <table:table-cell office:value-type="float" office:value="3.780746197" table:style-name="ce1">
            <text:p>3.780746197</text:p>
          </table:table-cell>
          <table:table-cell table:number-columns-repeated="4" table:style-name="ce1"/>
          <table:table-cell office:value-type="float" office:value="51051000" table:style-name="ce1">
            <text:p>51051000</text:p>
          </table:table-cell>
          <table:table-cell office:value-type="float" office:value="3.7795669410000001" table:style-name="ce1">
            <text:p>3.77956694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0314676000054988E-4" table:formula="of:=[.H78]-[.I78]" table:style-name="ce1">
            <text:p>0.000203147</text:p>
          </table:table-cell>
          <table:table-cell office:value-type="float" office:value="4.1268606098721012E-8" table:formula="of:=[.J78]^2" table:style-name="ce1">
            <text:p>4.12686E-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2377000</text:p>
          </table:table-cell>
          <table:table-cell office:value-type="float" office:value="3.7806561319999998" table:style-name="ce1">
            <text:p>3.780656132</text:p>
          </table:table-cell>
          <table:table-cell table:number-columns-repeated="4" table:style-name="ce1"/>
          <table:table-cell office:value-type="float" office:value="51714000" table:style-name="ce1">
            <text:p>51714000</text:p>
          </table:table-cell>
          <table:table-cell office:value-type="float" office:value="3.780746197" table:style-name="ce1">
            <text:p>3.780746197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3824027600004563E-3" table:formula="of:=[.H79]-[.I79]" table:style-name="ce1">
            <text:p>0.001382403</text:p>
          </table:table-cell>
          <table:table-cell office:value-type="float" office:value="1.9110373908568792E-6" table:formula="of:=[.J79]^2" table:style-name="ce1">
            <text:p>1.91104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3040000</text:p>
          </table:table-cell>
          <table:table-cell office:value-type="float" office:value="3.777988396" table:style-name="ce1">
            <text:p>3.777988396</text:p>
          </table:table-cell>
          <table:table-cell table:number-columns-repeated="4" table:style-name="ce1"/>
          <table:table-cell office:value-type="float" office:value="52377000" table:style-name="ce1">
            <text:p>52377000</text:p>
          </table:table-cell>
          <table:table-cell office:value-type="float" office:value="3.7806561319999998" table:style-name="ce1">
            <text:p>3.780656132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2923377600002617E-3" table:formula="of:=[.H80]-[.I80]" table:style-name="ce1">
            <text:p>0.001292338</text:p>
          </table:table-cell>
          <table:table-cell office:value-type="float" office:value="1.670136885922494E-6" table:formula="of:=[.J80]^2" table:style-name="ce1">
            <text:p>1.67014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3703000</text:p>
          </table:table-cell>
          <table:table-cell office:value-type="float" office:value="3.776273438" table:style-name="ce1">
            <text:p>3.776273438</text:p>
          </table:table-cell>
          <table:table-cell table:number-columns-repeated="4" table:style-name="ce1"/>
          <table:table-cell office:value-type="float" office:value="53040000" table:style-name="ce1">
            <text:p>53040000</text:p>
          </table:table-cell>
          <table:table-cell office:value-type="float" office:value="3.777988396" table:style-name="ce1">
            <text:p>3.777988396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3753982399995479E-3" table:formula="of:=[.H81]-[.I81]" table:style-name="ce1">
            <text:p>-0.001375398</text:p>
          </table:table-cell>
          <table:table-cell office:value-type="float" office:value="1.891720318593854E-6" table:formula="of:=[.J81]^2" table:style-name="ce1">
            <text:p>1.89172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4366000</text:p>
          </table:table-cell>
          <table:table-cell office:value-type="float" office:value="3.7763346900000001" table:style-name="ce1">
            <text:p>3.77633469</text:p>
          </table:table-cell>
          <table:table-cell table:number-columns-repeated="4" table:style-name="ce1"/>
          <table:table-cell office:value-type="float" office:value="53703000" table:style-name="ce1">
            <text:p>53703000</text:p>
          </table:table-cell>
          <table:table-cell office:value-type="float" office:value="3.776273438" table:style-name="ce1">
            <text:p>3.776273438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3.0903562399995366E-3" table:formula="of:=[.H82]-[.I82]" table:style-name="ce1">
            <text:p>-0.003090356</text:p>
          </table:table-cell>
          <table:table-cell office:value-type="float" office:value="9.5503016901040731E-6" table:formula="of:=[.J82]^2" table:style-name="ce1">
            <text:p>9.5503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5029000</text:p>
          </table:table-cell>
          <table:table-cell office:value-type="float" office:value="3.774987801" table:style-name="ce1">
            <text:p>3.774987801</text:p>
          </table:table-cell>
          <table:table-cell table:number-columns-repeated="4" table:style-name="ce1"/>
          <table:table-cell office:value-type="float" office:value="54366000" table:style-name="ce1">
            <text:p>54366000</text:p>
          </table:table-cell>
          <table:table-cell office:value-type="float" office:value="3.7763346900000001" table:style-name="ce1">
            <text:p>3.77633469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3.0291042399994694E-3" table:formula="of:=[.H83]-[.I83]" table:style-name="ce1">
            <text:p>-0.003029104</text:p>
          </table:table-cell>
          <table:table-cell office:value-type="float" office:value="9.1754724967827625E-6" table:formula="of:=[.J83]^2" table:style-name="ce1">
            <text:p>9.17547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5692000</text:p>
          </table:table-cell>
          <table:table-cell office:value-type="float" office:value="3.7769105789999999" table:style-name="ce1">
            <text:p>3.776910579</text:p>
          </table:table-cell>
          <table:table-cell table:number-columns-repeated="4" table:style-name="ce1"/>
          <table:table-cell office:value-type="float" office:value="55029000" table:style-name="ce1">
            <text:p>55029000</text:p>
          </table:table-cell>
          <table:table-cell office:value-type="float" office:value="3.774987801" table:style-name="ce1">
            <text:p>3.77498780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4.3759932399995982E-3" table:formula="of:=[.H84]-[.I84]" table:style-name="ce1">
            <text:p>-0.004375993</text:p>
          </table:table-cell>
          <table:table-cell office:value-type="float" office:value="1.914931683652218E-5" table:formula="of:=[.J84]^2" table:style-name="ce1">
            <text:p>1.91493E-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6355000</text:p>
          </table:table-cell>
          <table:table-cell office:value-type="float" office:value="3.7765016" table:style-name="ce1">
            <text:p>3.7765016</text:p>
          </table:table-cell>
          <table:table-cell table:number-columns-repeated="4" table:style-name="ce1"/>
          <table:table-cell office:value-type="float" office:value="55692000" table:style-name="ce1">
            <text:p>55692000</text:p>
          </table:table-cell>
          <table:table-cell office:value-type="float" office:value="3.7769105789999999" table:style-name="ce1">
            <text:p>3.776910579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2.4532152399996399E-3" table:formula="of:=[.H85]-[.I85]" table:style-name="ce1">
            <text:p>-0.002453215</text:p>
          </table:table-cell>
          <table:table-cell office:value-type="float" office:value="6.0182650137664908E-6" table:formula="of:=[.J85]^2" table:style-name="ce1">
            <text:p>6.01827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7018000</text:p>
          </table:table-cell>
          <table:table-cell office:value-type="float" office:value="3.7785093939999999" table:style-name="ce1">
            <text:p>3.778509394</text:p>
          </table:table-cell>
          <table:table-cell table:number-columns-repeated="4" table:style-name="ce1"/>
          <table:table-cell office:value-type="float" office:value="56355000" table:style-name="ce1">
            <text:p>56355000</text:p>
          </table:table-cell>
          <table:table-cell office:value-type="float" office:value="3.7765016" table:style-name="ce1">
            <text:p>3.7765016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2.8621942399995604E-3" table:formula="of:=[.H86]-[.I86]" table:style-name="ce1">
            <text:p>-0.002862194</text:p>
          </table:table-cell>
          <table:table-cell office:value-type="float" office:value="8.1921558674866613E-6" table:formula="of:=[.J86]^2" table:style-name="ce1">
            <text:p>8.19216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7681000</text:p>
          </table:table-cell>
          <table:table-cell office:value-type="float" office:value="3.7792131489999998" table:style-name="ce1">
            <text:p>3.779213149</text:p>
          </table:table-cell>
          <table:table-cell table:number-columns-repeated="4" table:style-name="ce1"/>
          <table:table-cell office:value-type="float" office:value="57018000" table:style-name="ce1">
            <text:p>57018000</text:p>
          </table:table-cell>
          <table:table-cell office:value-type="float" office:value="3.7785093939999999" table:style-name="ce1">
            <text:p>3.778509394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8.544002399997197E-4" table:formula="of:=[.H87]-[.I87]" table:style-name="ce1">
            <text:p>-0.0008544</text:p>
          </table:table-cell>
          <table:table-cell office:value-type="float" office:value="7.299997701115786E-7" table:formula="of:=[.J87]^2" table:style-name="ce1">
            <text:p>7.3E-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8344000</text:p>
          </table:table-cell>
          <table:table-cell office:value-type="float" office:value="3.778520211" table:style-name="ce1">
            <text:p>3.778520211</text:p>
          </table:table-cell>
          <table:table-cell table:number-columns-repeated="4" table:style-name="ce1"/>
          <table:table-cell office:value-type="float" office:value="57681000" table:style-name="ce1">
            <text:p>57681000</text:p>
          </table:table-cell>
          <table:table-cell office:value-type="float" office:value="3.7792131489999998" table:style-name="ce1">
            <text:p>3.779213149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1.506452399997471E-4" table:formula="of:=[.H88]-[.I88]" table:style-name="ce1">
            <text:p>-0.000150645</text:p>
          </table:table-cell>
          <table:table-cell office:value-type="float" office:value="2.2693988334581406E-8" table:formula="of:=[.J88]^2" table:style-name="ce1">
            <text:p>2.2694E-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9007000</text:p>
          </table:table-cell>
          <table:table-cell office:value-type="float" office:value="3.7810780579999999" table:style-name="ce1">
            <text:p>3.781078058</text:p>
          </table:table-cell>
          <table:table-cell table:number-columns-repeated="4" table:style-name="ce1"/>
          <table:table-cell office:value-type="float" office:value="58344000" table:style-name="ce1">
            <text:p>58344000</text:p>
          </table:table-cell>
          <table:table-cell office:value-type="float" office:value="3.778520211" table:style-name="ce1">
            <text:p>3.77852021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-8.4358323999955687E-4" table:formula="of:=[.H89]-[.I89]" table:style-name="ce1">
            <text:p>-0.000843583</text:p>
          </table:table-cell>
          <table:table-cell office:value-type="float" office:value="7.1163268280814997E-7" table:formula="of:=[.J89]^2" table:style-name="ce1">
            <text:p>7.11633E-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59670000</text:p>
          </table:table-cell>
          <table:table-cell office:value-type="float" office:value="3.7817724770000001" table:style-name="ce1">
            <text:p>3.781772477</text:p>
          </table:table-cell>
          <table:table-cell table:number-columns-repeated="4" table:style-name="ce1"/>
          <table:table-cell office:value-type="float" office:value="59007000" table:style-name="ce1">
            <text:p>59007000</text:p>
          </table:table-cell>
          <table:table-cell office:value-type="float" office:value="3.7810780579999999" table:style-name="ce1">
            <text:p>3.781078058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7142637600002786E-3" table:formula="of:=[.H90]-[.I90]" table:style-name="ce1">
            <text:p>0.001714264</text:p>
          </table:table-cell>
          <table:table-cell office:value-type="float" office:value="2.9387002388502929E-6" table:formula="of:=[.J90]^2" table:style-name="ce1">
            <text:p>2.9387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60333000</text:p>
          </table:table-cell>
          <table:table-cell office:value-type="float" office:value="3.780346899" table:style-name="ce1">
            <text:p>3.780346899</text:p>
          </table:table-cell>
          <table:table-cell table:number-columns-repeated="4" table:style-name="ce1"/>
          <table:table-cell office:value-type="float" office:value="59670000" table:style-name="ce1">
            <text:p>59670000</text:p>
          </table:table-cell>
          <table:table-cell office:value-type="float" office:value="3.7817724770000001" table:style-name="ce1">
            <text:p>3.781772477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4086827600005023E-3" table:formula="of:=[.H91]-[.I91]" table:style-name="ce1">
            <text:p>0.002408683</text:p>
          </table:table-cell>
          <table:table-cell office:value-type="float" office:value="5.8017526383236373E-6" table:formula="of:=[.J91]^2" table:style-name="ce1">
            <text:p>5.80175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60996000</text:p>
          </table:table-cell>
          <table:table-cell office:value-type="float" office:value="3.7799315710000001" table:style-name="ce1">
            <text:p>3.779931571</text:p>
          </table:table-cell>
          <table:table-cell table:number-columns-repeated="4" table:style-name="ce1"/>
          <table:table-cell office:value-type="float" office:value="60333000" table:style-name="ce1">
            <text:p>60333000</text:p>
          </table:table-cell>
          <table:table-cell office:value-type="float" office:value="3.780346899" table:style-name="ce1">
            <text:p>3.780346899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9.8310476000040836E-4" table:formula="of:=[.H92]-[.I92]" table:style-name="ce1">
            <text:p>0.000983105</text:p>
          </table:table-cell>
          <table:table-cell office:value-type="float" office:value="9.6649496913546052E-7" table:formula="of:=[.J92]^2" table:style-name="ce1">
            <text:p>9.66495E-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61659000</text:p>
          </table:table-cell>
          <table:table-cell office:value-type="float" office:value="3.7809489219999999" table:style-name="ce1">
            <text:p>3.780948922</text:p>
          </table:table-cell>
          <table:table-cell table:number-columns-repeated="4" table:style-name="ce1"/>
          <table:table-cell office:value-type="float" office:value="60996000" table:style-name="ce1">
            <text:p>60996000</text:p>
          </table:table-cell>
          <table:table-cell office:value-type="float" office:value="3.7799315710000001" table:style-name="ce1">
            <text:p>3.77993157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5.6777676000052679E-4" table:formula="of:=[.H93]-[.I93]" table:style-name="ce1">
            <text:p>0.000567777</text:p>
          </table:table-cell>
          <table:table-cell office:value-type="float" office:value="3.223704491966958E-7" table:formula="of:=[.J93]^2" table:style-name="ce1">
            <text:p>3.2237E-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62322000</text:p>
          </table:table-cell>
          <table:table-cell office:value-type="float" office:value="3.7819068320000002" table:style-name="ce1">
            <text:p>3.781906832</text:p>
          </table:table-cell>
          <table:table-cell table:number-columns-repeated="4" table:style-name="ce1"/>
          <table:table-cell office:value-type="float" office:value="61659000" table:style-name="ce1">
            <text:p>61659000</text:p>
          </table:table-cell>
          <table:table-cell office:value-type="float" office:value="3.7809489219999999" table:style-name="ce1">
            <text:p>3.780948922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1.5851277600003044E-3" table:formula="of:=[.H94]-[.I94]" table:style-name="ce1">
            <text:p>0.001585128</text:p>
          </table:table-cell>
          <table:table-cell office:value-type="float" office:value="2.5126300155235829E-6" table:formula="of:=[.J94]^2" table:style-name="ce1">
            <text:p>2.51263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62985000</text:p>
          </table:table-cell>
          <table:table-cell office:value-type="float" office:value="3.7822254809999998" table:style-name="ce1">
            <text:p>3.782225481</text:p>
          </table:table-cell>
          <table:table-cell table:number-columns-repeated="4" table:style-name="ce1"/>
          <table:table-cell office:value-type="float" office:value="62322000" table:style-name="ce1">
            <text:p>62322000</text:p>
          </table:table-cell>
          <table:table-cell office:value-type="float" office:value="3.7819068320000002" table:style-name="ce1">
            <text:p>3.781906832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5430377600006437E-3" table:formula="of:=[.H95]-[.I95]" table:style-name="ce1">
            <text:p>0.002543038</text:p>
          </table:table-cell>
          <table:table-cell office:value-type="float" office:value="6.4670410487890916E-6" table:formula="of:=[.J95]^2" table:style-name="ce1">
            <text:p>6.46704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63648000</text:p>
          </table:table-cell>
          <table:table-cell office:value-type="float" office:value="3.7828158740000002" table:style-name="ce1">
            <text:p>3.782815874</text:p>
          </table:table-cell>
          <table:table-cell table:number-columns-repeated="4" table:style-name="ce1"/>
          <table:table-cell office:value-type="float" office:value="62985000" table:style-name="ce1">
            <text:p>62985000</text:p>
          </table:table-cell>
          <table:table-cell office:value-type="float" office:value="3.7822254809999998" table:style-name="ce1">
            <text:p>3.782225481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2.8616867600002038E-3" table:formula="of:=[.H96]-[.I96]" table:style-name="ce1">
            <text:p>0.002861687</text:p>
          </table:table-cell>
          <table:table-cell office:value-type="float" office:value="8.1892511123604644E-6" table:formula="of:=[.J96]^2" table:style-name="ce1">
            <text:p>8.18925E-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64311000</text:p>
          </table:table-cell>
          <table:table-cell office:value-type="float" office:value="3.7843484090000001" table:style-name="ce1">
            <text:p>3.784348409</text:p>
          </table:table-cell>
          <table:table-cell table:number-columns-repeated="4" table:style-name="ce1"/>
          <table:table-cell office:value-type="float" office:value="63648000" table:style-name="ce1">
            <text:p>63648000</text:p>
          </table:table-cell>
          <table:table-cell office:value-type="float" office:value="3.7828158740000002" table:style-name="ce1">
            <text:p>3.782815874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3.4520797600006148E-3" table:formula="of:=[.H97]-[.I97]" table:style-name="ce1">
            <text:p>0.00345208</text:p>
          </table:table-cell>
          <table:table-cell office:value-type="float" office:value="1.1916854669405902E-5" table:formula="of:=[.J97]^2" table:style-name="ce1">
            <text:p>1.19169E-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64974000</text:p>
          </table:table-cell>
          <table:table-cell office:value-type="float" office:value="3.7865326330000002" table:style-name="ce1">
            <text:p>3.786532633</text:p>
          </table:table-cell>
          <table:table-cell table:number-columns-repeated="4" table:style-name="ce1"/>
          <table:table-cell office:value-type="float" office:value="64311000" table:style-name="ce1">
            <text:p>64311000</text:p>
          </table:table-cell>
          <table:table-cell office:value-type="float" office:value="3.7843484090000001" table:style-name="ce1">
            <text:p>3.784348409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4.9846147600005608E-3" table:formula="of:=[.H98]-[.I98]" table:style-name="ce1">
            <text:p>0.004984615</text:p>
          </table:table-cell>
          <table:table-cell office:value-type="float" office:value="2.484638430561545E-5" table:formula="of:=[.J98]^2" table:style-name="ce1">
            <text:p>2.48464E-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65637000</text:p>
          </table:table-cell>
          <table:table-cell office:value-type="float" office:value="3.7884708319999998" table:style-name="ce1">
            <text:p>3.788470832</text:p>
          </table:table-cell>
          <table:table-cell table:number-columns-repeated="4" table:style-name="ce1"/>
          <table:table-cell office:value-type="float" office:value="64974000" table:style-name="ce1">
            <text:p>64974000</text:p>
          </table:table-cell>
          <table:table-cell office:value-type="float" office:value="3.7865326330000002" table:style-name="ce1">
            <text:p>3.786532633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7.1688387600006287E-3" table:formula="of:=[.H99]-[.I99]" table:style-name="ce1">
            <text:p>0.007168839</text:p>
          </table:table-cell>
          <table:table-cell office:value-type="float" office:value="5.1392249166887351E-5" table:formula="of:=[.J99]^2" table:style-name="ce1">
            <text:p>5.13922E-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 - 66300000</text:p>
          </table:table-cell>
          <table:table-cell office:value-type="float" office:value="3.7886850129999998" table:style-name="ce1">
            <text:p>3.788685013</text:p>
          </table:table-cell>
          <table:table-cell table:number-columns-repeated="4" table:style-name="ce1"/>
          <table:table-cell office:value-type="float" office:value="65637000" table:style-name="ce1">
            <text:p>65637000</text:p>
          </table:table-cell>
          <table:table-cell office:value-type="float" office:value="3.7884708319999998" table:style-name="ce1">
            <text:p>3.788470832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9.1070377600002139E-3" table:formula="of:=[.H100]-[.I100]" table:style-name="ce1">
            <text:p>0.009107038</text:p>
          </table:table-cell>
          <table:table-cell office:value-type="float" office:value="8.2938136762069711E-5" table:formula="of:=[.J100]^2" table:style-name="ce1">
            <text:p>8.29381E-05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float" office:value="66300000" table:style-name="ce1">
            <text:p>66300000</text:p>
          </table:table-cell>
          <table:table-cell office:value-type="float" office:value="3.7886850129999998" table:style-name="ce1">
            <text:p>3.788685013</text:p>
          </table:table-cell>
          <table:table-cell office:value-type="float" office:value="3.7793637942399996" table:style-name="ce1">
            <text:p>3.779363794</text:p>
          </table:table-cell>
          <table:table-cell office:value-type="float" office:value="9.3212187600002494E-3" table:formula="of:=[.H101]-[.I101]" table:style-name="ce1">
            <text:p>0.009321219</text:p>
          </table:table-cell>
          <table:table-cell office:value-type="float" office:value="8.688511917178059E-5" table:formula="of:=[.J101]^2" table:style-name="ce1">
            <text:p>8.68851E-0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unt</text:p>
          </table:table-cell>
          <table:table-cell table:number-columns-repeated="5" table:style-name="ce1"/>
          <table:table-cell office:value-type="float" office:value="100" table:formula="of:=COUNT([.G2:.G101])" table:style-name="ce1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an</text:p>
          </table:table-cell>
          <table:table-cell table:number-columns-repeated="5" table:style-name="ce1"/>
          <table:table-cell office:value-type="float" office:value="3.7793637942399996" table:style-name="ce1">
            <text:p>3.77936379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ariance<text:s/></text:p>
          </table:table-cell>
          <table:table-cell table:number-columns-repeated="5" table:style-name="ce1"/>
          <table:table-cell office:value-type="float" office:value="5.2131127023434445E-4" table:formula="of:=SUM([.K2:.K101])/99" table:style-name="ce1">
            <text:p>0.0005213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ndard deviation</text:p>
          </table:table-cell>
          <table:table-cell table:number-columns-repeated="5" table:style-name="ce1"/>
          <table:table-cell office:value-type="float" office:value="2.2832241901187548E-2" table:formula="of:=[.G104]^0.5" table:style-name="ce1">
            <text:p>0.022832242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2" draw:style-name="a2" draw:name="Chart 2" svg:x="0.30903in" svg:y="0.0243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4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aimona adam</meta:initial-creator>
    <dc:creator>maimona adam</dc:creator>
    <meta:creation-date>2021-08-15T21:33:05Z</meta:creation-date>
    <dc:date>2021-09-09T19:35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78.2261417322835pt" svg:width="732.2579527559055pt" chart:style-name="Crt0">
        <chart:title chart:style-name="CT00">
          <text:p text:style-name="a0" text:class-names="" text:cond-style-name="">Entrop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entropy_output_C.$H$1" chart:values-cell-range-address="entropy_output_C.$H$2:.$H$101" chart:class="chart:scatter" chart:attached-axis="primary-y" chart:style-name="G0S0">
            <chart:domain table:cell-range-address="entropy_output_C.$G$2:.$G$101"/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</office:automatic-styles>
  <office:body>
    <office:chart>
      <chart:chart chart:class="chart:scatter" svg:height="478.2261417322835pt" svg:width="732.2579527559055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entropy_output_C.$K$2:.$K$101" chart:class="chart:scatter" chart:attached-axis="primary-y" chart:style-name="G0S0">
            <chart:domain table:cell-range-address="entropy_output_C.$G$2:.$G$101"/>
            <chart:data-point chart:repeated="1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No of Characters<text:s text:c="1"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01" chart:class="chart:scatter" chart:attached-axis="primary-y" chart:style-name="G0S0">
            <chart:domain table:cell-range-address="local-table.$B$2:.$B$101"/>
            <chart:data-point chart:repeated="10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No of Characters 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663000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326000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989000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2652000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3315000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3978000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641000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5304000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5967000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6630000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7293000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7956000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8619000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9282000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9945000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10608000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11271000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11934000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12597000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13260000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13923000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14586000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15249000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15912000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16575000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17238000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17901000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18564000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19227000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19890000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20553000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21216000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21879000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22542000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23205000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23868000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24531000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25194000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25857000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26520000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27183000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27846000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28509000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29172000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29835000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30498000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31161000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31824000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32487000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33150000"/>
          </table:table-row>
          <table:table-row>
            <table:table-cell office:value-type="string">
              <text:p>51</text:p>
            </table:table-cell>
            <table:table-cell office:value-type="float" office:value="51"/>
            <table:table-cell office:value-type="float" office:value="33813000"/>
          </table:table-row>
          <table:table-row>
            <table:table-cell office:value-type="string">
              <text:p>52</text:p>
            </table:table-cell>
            <table:table-cell office:value-type="float" office:value="52"/>
            <table:table-cell office:value-type="float" office:value="34476000"/>
          </table:table-row>
          <table:table-row>
            <table:table-cell office:value-type="string">
              <text:p>53</text:p>
            </table:table-cell>
            <table:table-cell office:value-type="float" office:value="53"/>
            <table:table-cell office:value-type="float" office:value="35139000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35802000"/>
          </table:table-row>
          <table:table-row>
            <table:table-cell office:value-type="string">
              <text:p>55</text:p>
            </table:table-cell>
            <table:table-cell office:value-type="float" office:value="55"/>
            <table:table-cell office:value-type="float" office:value="36465000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37128000"/>
          </table:table-row>
          <table:table-row>
            <table:table-cell office:value-type="string">
              <text:p>57</text:p>
            </table:table-cell>
            <table:table-cell office:value-type="float" office:value="57"/>
            <table:table-cell office:value-type="float" office:value="37791000"/>
          </table:table-row>
          <table:table-row>
            <table:table-cell office:value-type="string">
              <text:p>58</text:p>
            </table:table-cell>
            <table:table-cell office:value-type="float" office:value="58"/>
            <table:table-cell office:value-type="float" office:value="38454000"/>
          </table:table-row>
          <table:table-row>
            <table:table-cell office:value-type="string">
              <text:p>59</text:p>
            </table:table-cell>
            <table:table-cell office:value-type="float" office:value="59"/>
            <table:table-cell office:value-type="float" office:value="39117000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39780000"/>
          </table:table-row>
          <table:table-row>
            <table:table-cell office:value-type="string">
              <text:p>61</text:p>
            </table:table-cell>
            <table:table-cell office:value-type="float" office:value="61"/>
            <table:table-cell office:value-type="float" office:value="40443000"/>
          </table:table-row>
          <table:table-row>
            <table:table-cell office:value-type="string">
              <text:p>62</text:p>
            </table:table-cell>
            <table:table-cell office:value-type="float" office:value="62"/>
            <table:table-cell office:value-type="float" office:value="41106000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41769000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42432000"/>
          </table:table-row>
          <table:table-row>
            <table:table-cell office:value-type="string">
              <text:p>65</text:p>
            </table:table-cell>
            <table:table-cell office:value-type="float" office:value="65"/>
            <table:table-cell office:value-type="float" office:value="43095000"/>
          </table:table-row>
          <table:table-row>
            <table:table-cell office:value-type="string">
              <text:p>66</text:p>
            </table:table-cell>
            <table:table-cell office:value-type="float" office:value="66"/>
            <table:table-cell office:value-type="float" office:value="43758000"/>
          </table:table-row>
          <table:table-row>
            <table:table-cell office:value-type="string">
              <text:p>67</text:p>
            </table:table-cell>
            <table:table-cell office:value-type="float" office:value="67"/>
            <table:table-cell office:value-type="float" office:value="44421000"/>
          </table:table-row>
          <table:table-row>
            <table:table-cell office:value-type="string">
              <text:p>68</text:p>
            </table:table-cell>
            <table:table-cell office:value-type="float" office:value="68"/>
            <table:table-cell office:value-type="float" office:value="45084000"/>
          </table:table-row>
          <table:table-row>
            <table:table-cell office:value-type="string">
              <text:p>69</text:p>
            </table:table-cell>
            <table:table-cell office:value-type="float" office:value="69"/>
            <table:table-cell office:value-type="float" office:value="45747000"/>
          </table:table-row>
          <table:table-row>
            <table:table-cell office:value-type="string">
              <text:p>70</text:p>
            </table:table-cell>
            <table:table-cell office:value-type="float" office:value="70"/>
            <table:table-cell office:value-type="float" office:value="46410000"/>
          </table:table-row>
          <table:table-row>
            <table:table-cell office:value-type="string">
              <text:p>71</text:p>
            </table:table-cell>
            <table:table-cell office:value-type="float" office:value="71"/>
            <table:table-cell office:value-type="float" office:value="47073000"/>
          </table:table-row>
          <table:table-row>
            <table:table-cell office:value-type="string">
              <text:p>72</text:p>
            </table:table-cell>
            <table:table-cell office:value-type="float" office:value="72"/>
            <table:table-cell office:value-type="float" office:value="47736000"/>
          </table:table-row>
          <table:table-row>
            <table:table-cell office:value-type="string">
              <text:p>73</text:p>
            </table:table-cell>
            <table:table-cell office:value-type="float" office:value="73"/>
            <table:table-cell office:value-type="float" office:value="48399000"/>
          </table:table-row>
          <table:table-row>
            <table:table-cell office:value-type="string">
              <text:p>74</text:p>
            </table:table-cell>
            <table:table-cell office:value-type="float" office:value="74"/>
            <table:table-cell office:value-type="float" office:value="49062000"/>
          </table:table-row>
          <table:table-row>
            <table:table-cell office:value-type="string">
              <text:p>75</text:p>
            </table:table-cell>
            <table:table-cell office:value-type="float" office:value="75"/>
            <table:table-cell office:value-type="float" office:value="49725000"/>
          </table:table-row>
          <table:table-row>
            <table:table-cell office:value-type="string">
              <text:p>76</text:p>
            </table:table-cell>
            <table:table-cell office:value-type="float" office:value="76"/>
            <table:table-cell office:value-type="float" office:value="50388000"/>
          </table:table-row>
          <table:table-row>
            <table:table-cell office:value-type="string">
              <text:p>77</text:p>
            </table:table-cell>
            <table:table-cell office:value-type="float" office:value="77"/>
            <table:table-cell office:value-type="float" office:value="51051000"/>
          </table:table-row>
          <table:table-row>
            <table:table-cell office:value-type="string">
              <text:p>78</text:p>
            </table:table-cell>
            <table:table-cell office:value-type="float" office:value="78"/>
            <table:table-cell office:value-type="float" office:value="51714000"/>
          </table:table-row>
          <table:table-row>
            <table:table-cell office:value-type="string">
              <text:p>79</text:p>
            </table:table-cell>
            <table:table-cell office:value-type="float" office:value="79"/>
            <table:table-cell office:value-type="float" office:value="52377000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53040000"/>
          </table:table-row>
          <table:table-row>
            <table:table-cell office:value-type="string">
              <text:p>81</text:p>
            </table:table-cell>
            <table:table-cell office:value-type="float" office:value="81"/>
            <table:table-cell office:value-type="float" office:value="53703000"/>
          </table:table-row>
          <table:table-row>
            <table:table-cell office:value-type="string">
              <text:p>82</text:p>
            </table:table-cell>
            <table:table-cell office:value-type="float" office:value="82"/>
            <table:table-cell office:value-type="float" office:value="54366000"/>
          </table:table-row>
          <table:table-row>
            <table:table-cell office:value-type="string">
              <text:p>83</text:p>
            </table:table-cell>
            <table:table-cell office:value-type="float" office:value="83"/>
            <table:table-cell office:value-type="float" office:value="55029000"/>
          </table:table-row>
          <table:table-row>
            <table:table-cell office:value-type="string">
              <text:p>84</text:p>
            </table:table-cell>
            <table:table-cell office:value-type="float" office:value="84"/>
            <table:table-cell office:value-type="float" office:value="55692000"/>
          </table:table-row>
          <table:table-row>
            <table:table-cell office:value-type="string">
              <text:p>85</text:p>
            </table:table-cell>
            <table:table-cell office:value-type="float" office:value="85"/>
            <table:table-cell office:value-type="float" office:value="56355000"/>
          </table:table-row>
          <table:table-row>
            <table:table-cell office:value-type="string">
              <text:p>86</text:p>
            </table:table-cell>
            <table:table-cell office:value-type="float" office:value="86"/>
            <table:table-cell office:value-type="float" office:value="57018000"/>
          </table:table-row>
          <table:table-row>
            <table:table-cell office:value-type="string">
              <text:p>87</text:p>
            </table:table-cell>
            <table:table-cell office:value-type="float" office:value="87"/>
            <table:table-cell office:value-type="float" office:value="57681000"/>
          </table:table-row>
          <table:table-row>
            <table:table-cell office:value-type="string">
              <text:p>88</text:p>
            </table:table-cell>
            <table:table-cell office:value-type="float" office:value="88"/>
            <table:table-cell office:value-type="float" office:value="58344000"/>
          </table:table-row>
          <table:table-row>
            <table:table-cell office:value-type="string">
              <text:p>89</text:p>
            </table:table-cell>
            <table:table-cell office:value-type="float" office:value="89"/>
            <table:table-cell office:value-type="float" office:value="59007000"/>
          </table:table-row>
          <table:table-row>
            <table:table-cell office:value-type="string">
              <text:p>90</text:p>
            </table:table-cell>
            <table:table-cell office:value-type="float" office:value="90"/>
            <table:table-cell office:value-type="float" office:value="59670000"/>
          </table:table-row>
          <table:table-row>
            <table:table-cell office:value-type="string">
              <text:p>91</text:p>
            </table:table-cell>
            <table:table-cell office:value-type="float" office:value="91"/>
            <table:table-cell office:value-type="float" office:value="60333000"/>
          </table:table-row>
          <table:table-row>
            <table:table-cell office:value-type="string">
              <text:p>92</text:p>
            </table:table-cell>
            <table:table-cell office:value-type="float" office:value="92"/>
            <table:table-cell office:value-type="float" office:value="60996000"/>
          </table:table-row>
          <table:table-row>
            <table:table-cell office:value-type="string">
              <text:p>93</text:p>
            </table:table-cell>
            <table:table-cell office:value-type="float" office:value="93"/>
            <table:table-cell office:value-type="float" office:value="61659000"/>
          </table:table-row>
          <table:table-row>
            <table:table-cell office:value-type="string">
              <text:p>94</text:p>
            </table:table-cell>
            <table:table-cell office:value-type="float" office:value="94"/>
            <table:table-cell office:value-type="float" office:value="62322000"/>
          </table:table-row>
          <table:table-row>
            <table:table-cell office:value-type="string">
              <text:p>95</text:p>
            </table:table-cell>
            <table:table-cell office:value-type="float" office:value="95"/>
            <table:table-cell office:value-type="float" office:value="62985000"/>
          </table:table-row>
          <table:table-row>
            <table:table-cell office:value-type="string">
              <text:p>96</text:p>
            </table:table-cell>
            <table:table-cell office:value-type="float" office:value="96"/>
            <table:table-cell office:value-type="float" office:value="63648000"/>
          </table:table-row>
          <table:table-row>
            <table:table-cell office:value-type="string">
              <text:p>97</text:p>
            </table:table-cell>
            <table:table-cell office:value-type="float" office:value="97"/>
            <table:table-cell office:value-type="float" office:value="64311000"/>
          </table:table-row>
          <table:table-row>
            <table:table-cell office:value-type="string">
              <text:p>98</text:p>
            </table:table-cell>
            <table:table-cell office:value-type="float" office:value="98"/>
            <table:table-cell office:value-type="float" office:value="64974000"/>
          </table:table-row>
          <table:table-row>
            <table:table-cell office:value-type="string">
              <text:p>99</text:p>
            </table:table-cell>
            <table:table-cell office:value-type="float" office:value="99"/>
            <table:table-cell office:value-type="float" office:value="65637000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6630000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